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d572d" officeooo:paragraph-rsid="000d572d" style:font-size-asian="18pt" style:font-size-complex="18pt"/>
    </style:style>
    <style:style style:name="P2" style:family="paragraph" style:parent-style-name="Standard">
      <style:text-properties fo:font-size="18pt" officeooo:rsid="0011c75b" officeooo:paragraph-rsid="0011c75b" style:font-size-asian="18pt" style:font-size-complex="18pt"/>
    </style:style>
    <style:style style:name="P3" style:family="paragraph" style:parent-style-name="Standard">
      <style:text-properties fo:font-size="18pt" officeooo:rsid="0012f455" officeooo:paragraph-rsid="0012f455" style:font-size-asian="18pt" style:font-size-complex="18pt"/>
    </style:style>
    <style:style style:name="P4" style:family="paragraph" style:parent-style-name="Standard">
      <style:text-properties fo:font-size="18pt" officeooo:rsid="0012f455" officeooo:paragraph-rsid="0015ea8a" style:font-size-asian="18pt" style:font-size-complex="18pt"/>
    </style:style>
    <style:style style:name="P5" style:family="paragraph" style:parent-style-name="Standard">
      <style:text-properties fo:font-size="18pt" officeooo:rsid="0012f455" officeooo:paragraph-rsid="0017b278" style:font-size-asian="18pt" style:font-size-complex="18pt"/>
    </style:style>
    <style:style style:name="P6" style:family="paragraph" style:parent-style-name="Standard">
      <style:text-properties fo:font-size="18pt" officeooo:rsid="0012f455" officeooo:paragraph-rsid="001994b6" style:font-size-asian="18pt" style:font-size-complex="18pt"/>
    </style:style>
    <style:style style:name="P7" style:family="paragraph" style:parent-style-name="Standard">
      <style:text-properties fo:font-size="18pt" officeooo:rsid="0017b278" officeooo:paragraph-rsid="0017b278" style:font-size-asian="18pt" style:font-size-complex="18pt"/>
    </style:style>
    <style:style style:name="P8" style:family="paragraph" style:parent-style-name="Standard">
      <style:text-properties fo:font-size="18pt" officeooo:rsid="0017f2f2" officeooo:paragraph-rsid="0017f2f2" style:font-size-asian="18pt" style:font-size-complex="18pt"/>
    </style:style>
    <style:style style:name="P9" style:family="paragraph" style:parent-style-name="Standard">
      <style:text-properties fo:font-size="18pt" officeooo:rsid="001b35da" officeooo:paragraph-rsid="001b35da" style:font-size-asian="18pt" style:font-size-complex="18pt"/>
    </style:style>
    <style:style style:name="P10" style:family="paragraph" style:parent-style-name="Standard">
      <style:text-properties fo:font-size="18pt" officeooo:rsid="00215c3d" officeooo:paragraph-rsid="00215c3d" style:font-size-asian="18pt" style:font-size-complex="18pt"/>
    </style:style>
    <style:style style:name="P11" style:family="paragraph" style:parent-style-name="Standard">
      <style:text-properties fo:font-size="18pt" officeooo:rsid="000bd89d" officeooo:paragraph-rsid="00215c3d" style:font-size-asian="18pt" style:font-size-complex="18pt"/>
    </style:style>
    <style:style style:name="P12" style:family="paragraph" style:parent-style-name="Standard">
      <style:text-properties fo:font-size="18pt" officeooo:rsid="0027c3d0" officeooo:paragraph-rsid="0027c3d0" style:font-size-asian="18pt" style:font-size-complex="18pt"/>
    </style:style>
    <style:style style:name="P13" style:family="paragraph" style:parent-style-name="Standard">
      <style:text-properties fo:font-size="18pt" officeooo:rsid="00285504" officeooo:paragraph-rsid="00285504" style:font-size-asian="18pt" style:font-size-complex="18pt"/>
    </style:style>
    <style:style style:name="P14" style:family="paragraph" style:parent-style-name="Standard">
      <style:text-properties fo:font-size="18pt" officeooo:rsid="0025373d" officeooo:paragraph-rsid="00215c3d" style:font-size-asian="18pt" style:font-size-complex="18pt"/>
    </style:style>
    <style:style style:name="P15" style:family="paragraph" style:parent-style-name="Standard">
      <style:text-properties fo:font-size="18pt" officeooo:rsid="0029d990" officeooo:paragraph-rsid="0029d990" style:font-size-asian="18pt" style:font-size-complex="18pt"/>
    </style:style>
    <style:style style:name="P16" style:family="paragraph" style:parent-style-name="Standard">
      <style:text-properties fo:font-size="18pt" officeooo:rsid="003303c8" officeooo:paragraph-rsid="003303c8" style:font-size-asian="18pt" style:font-size-complex="18pt"/>
    </style:style>
    <style:style style:name="P17" style:family="paragraph" style:parent-style-name="Standard">
      <style:text-properties fo:font-size="18pt" officeooo:rsid="00331ac3" officeooo:paragraph-rsid="00331ac3" style:font-size-asian="18pt" style:font-size-complex="18pt"/>
    </style:style>
    <style:style style:name="P18" style:family="paragraph" style:parent-style-name="Standard">
      <style:text-properties fo:font-size="18pt" officeooo:rsid="00331ac3" officeooo:paragraph-rsid="00335d2f" style:font-size-asian="18pt" style:font-size-complex="18pt"/>
    </style:style>
    <style:style style:name="P19" style:family="paragraph" style:parent-style-name="Standard">
      <style:text-properties fo:font-size="18pt" fo:font-weight="bold" officeooo:rsid="0017f2f2" officeooo:paragraph-rsid="0017f2f2" style:font-size-asian="18pt" style:font-weight-asian="bold" style:font-size-complex="18pt" style:font-weight-complex="bold"/>
    </style:style>
    <style:style style:name="P20" style:family="paragraph" style:parent-style-name="Standard">
      <style:text-properties fo:font-size="18pt" fo:font-weight="bold" officeooo:rsid="0012f455" officeooo:paragraph-rsid="0012f455" style:font-size-asian="18pt" style:font-weight-asian="bold" style:font-size-complex="18pt" style:font-weight-complex="bold"/>
    </style:style>
    <style:style style:name="P21" style:family="paragraph" style:parent-style-name="Standard">
      <style:text-properties fo:font-size="18pt" officeooo:rsid="0029d990" officeooo:paragraph-rsid="0029d990"/>
    </style:style>
    <style:style style:name="P22" style:family="paragraph" style:parent-style-name="Standard">
      <style:text-properties fo:font-size="18pt" officeooo:paragraph-rsid="0029d990"/>
    </style:style>
    <style:style style:name="P23" style:family="paragraph" style:parent-style-name="Standard">
      <style:text-properties fo:font-size="18pt" officeooo:rsid="002cde6b" officeooo:paragraph-rsid="002cde6b"/>
    </style:style>
    <style:style style:name="P24" style:family="paragraph" style:parent-style-name="Standard">
      <style:text-properties fo:font-size="18pt" officeooo:paragraph-rsid="002cde6b"/>
    </style:style>
    <style:style style:name="P25" style:family="paragraph" style:parent-style-name="Standard">
      <style:text-properties fo:font-size="18pt" fo:font-style="italic" officeooo:rsid="0017b278" officeooo:paragraph-rsid="0017b278" style:font-size-asian="18pt" style:font-style-asian="italic" style:font-size-complex="18pt" style:font-style-complex="italic"/>
    </style:style>
    <style:style style:name="P26" style:family="paragraph" style:parent-style-name="Standard">
      <style:text-properties fo:font-size="18pt" fo:font-style="italic" officeooo:rsid="00335d2f" officeooo:paragraph-rsid="00335d2f" style:font-size-asian="18pt" style:font-style-asian="italic" style:font-size-complex="18pt" style:font-style-complex="italic"/>
    </style:style>
    <style:style style:name="P27" style:family="paragraph" style:parent-style-name="Standard">
      <style:text-properties fo:font-size="18pt" fo:font-style="italic" officeooo:rsid="003502fc" officeooo:paragraph-rsid="003502fc" style:font-size-asian="18pt" style:font-style-asian="italic" style:font-size-complex="18pt" style:font-style-complex="italic"/>
    </style:style>
    <style:style style:name="P28" style:family="paragraph" style:parent-style-name="Standard">
      <style:text-properties fo:font-size="18pt" fo:font-style="italic" officeooo:rsid="0037549f" officeooo:paragraph-rsid="0037549f" style:font-size-asian="18pt" style:font-style-asian="italic" style:font-size-complex="18pt" style:font-style-complex="italic"/>
    </style:style>
    <style:style style:name="P29" style:family="paragraph" style:parent-style-name="Standard">
      <style:text-properties fo:font-size="18pt" fo:font-style="italic" fo:font-weight="normal" officeooo:rsid="003fb9f9" officeooo:paragraph-rsid="003fb9f9" style:font-size-asian="18pt" style:font-style-asian="italic" style:font-weight-asian="normal" style:font-size-complex="18pt" style:font-style-complex="italic" style:font-weight-complex="normal"/>
    </style:style>
    <style:style style:name="P30" style:family="paragraph" style:parent-style-name="Standard">
      <style:text-properties fo:font-size="18pt" fo:font-style="italic" fo:font-weight="normal" officeooo:rsid="0041d903" officeooo:paragraph-rsid="0041d903" style:font-size-asian="18pt" style:font-style-asian="italic" style:font-weight-asian="normal" style:font-size-complex="18pt" style:font-style-complex="italic" style:font-weight-complex="normal"/>
    </style:style>
    <style:style style:name="P31" style:family="paragraph" style:parent-style-name="Standard">
      <style:text-properties fo:font-size="18pt" fo:font-style="italic" fo:font-weight="normal" officeooo:rsid="0045354f" officeooo:paragraph-rsid="0045354f" style:font-size-asian="18pt" style:font-style-asian="italic" style:font-weight-asian="normal" style:font-size-complex="18pt" style:font-style-complex="italic" style:font-weight-complex="normal"/>
    </style:style>
    <style:style style:name="P32" style:family="paragraph" style:parent-style-name="Standard">
      <style:text-properties fo:font-size="18pt" fo:font-style="normal" fo:font-weight="bold" officeooo:rsid="0037549f" officeooo:paragraph-rsid="0037549f" style:font-size-asian="18pt" style:font-style-asian="normal" style:font-weight-asian="bold" style:font-size-complex="18pt" style:font-style-complex="normal" style:font-weight-complex="bold"/>
    </style:style>
    <style:style style:name="P33" style:family="paragraph" style:parent-style-name="Standard">
      <style:text-properties fo:font-size="18pt" fo:font-style="normal" fo:font-weight="bold" officeooo:rsid="0017f2f2" officeooo:paragraph-rsid="0037549f" style:font-size-asian="18pt" style:font-style-asian="normal" style:font-weight-asian="bold" style:font-size-complex="18pt" style:font-style-complex="normal" style:font-weight-complex="bold"/>
    </style:style>
    <style:style style:name="P34" style:family="paragraph" style:parent-style-name="Standard">
      <style:text-properties fo:font-size="18pt" fo:font-style="normal" fo:font-weight="normal" officeooo:rsid="003fb9f9" officeooo:paragraph-rsid="003fb9f9" style:font-size-asian="18pt" style:font-style-asian="normal" style:font-weight-asian="normal" style:font-size-complex="18pt" style:font-style-complex="normal" style:font-weight-complex="normal"/>
    </style:style>
    <style:style style:name="P35" style:family="paragraph" style:parent-style-name="Standard">
      <style:text-properties fo:font-size="18pt" fo:font-style="normal" fo:font-weight="normal" officeooo:rsid="003fdc21" officeooo:paragraph-rsid="003fb9f9" style:font-size-asian="18pt" style:font-style-asian="normal" style:font-weight-asian="normal" style:font-size-complex="18pt" style:font-style-complex="normal" style:font-weight-complex="normal"/>
    </style:style>
    <style:style style:name="P36" style:family="paragraph" style:parent-style-name="Standard">
      <style:text-properties fo:font-size="18pt" fo:font-style="normal" fo:font-weight="normal" officeooo:rsid="003fdc21" officeooo:paragraph-rsid="003fdc21" style:font-size-asian="18pt" style:font-style-asian="normal" style:font-weight-asian="normal" style:font-size-complex="18pt" style:font-style-complex="normal" style:font-weight-complex="normal"/>
    </style:style>
    <style:style style:name="P37" style:family="paragraph" style:parent-style-name="Standard">
      <style:text-properties fo:font-size="18pt" fo:font-style="normal" fo:font-weight="normal" officeooo:rsid="00401f07" officeooo:paragraph-rsid="00401f07" style:font-size-asian="18pt" style:font-style-asian="normal" style:font-weight-asian="normal" style:font-size-complex="18pt" style:font-style-complex="normal" style:font-weight-complex="normal"/>
    </style:style>
    <style:style style:name="P38" style:family="paragraph" style:parent-style-name="Standard">
      <style:text-properties fo:font-size="18pt" fo:font-style="normal" fo:font-weight="normal" officeooo:rsid="0041d903" officeooo:paragraph-rsid="0041d903" style:font-size-asian="18pt" style:font-style-asian="normal" style:font-weight-asian="normal" style:font-size-complex="18pt" style:font-style-complex="normal" style:font-weight-complex="normal"/>
    </style:style>
    <style:style style:name="P39" style:family="paragraph" style:parent-style-name="Standard">
      <style:text-properties fo:font-size="18pt" fo:font-style="normal" fo:font-weight="normal" officeooo:rsid="00420ba4" officeooo:paragraph-rsid="00420ba4" style:font-size-asian="18pt" style:font-style-asian="normal" style:font-weight-asian="normal" style:font-size-complex="18pt" style:font-style-complex="normal" style:font-weight-complex="normal"/>
    </style:style>
    <style:style style:name="P40" style:family="paragraph" style:parent-style-name="Standard">
      <style:text-properties fo:font-size="18pt" fo:font-style="normal" fo:font-weight="normal" officeooo:rsid="0045354f" officeooo:paragraph-rsid="0045354f" style:font-size-asian="18pt" style:font-style-asian="normal" style:font-weight-asian="normal" style:font-size-complex="18pt" style:font-style-complex="normal" style:font-weight-complex="normal"/>
    </style:style>
    <style:style style:name="P41" style:family="paragraph" style:parent-style-name="Standard">
      <style:text-properties fo:font-size="18pt" fo:font-style="normal" fo:font-weight="normal" officeooo:rsid="0046721f" officeooo:paragraph-rsid="0046721f" style:font-size-asian="18pt" style:font-style-asian="normal" style:font-weight-asian="normal" style:font-size-complex="18pt" style:font-style-complex="normal" style:font-weight-complex="normal"/>
    </style:style>
    <style:style style:name="P42" style:family="paragraph" style:parent-style-name="Standard">
      <style:text-properties officeooo:paragraph-rsid="00215c3d"/>
    </style:style>
    <style:style style:name="P43" style:family="paragraph" style:parent-style-name="Standard">
      <style:text-properties officeooo:paragraph-rsid="0027c3d0"/>
    </style:style>
    <style:style style:name="P44" style:family="paragraph" style:parent-style-name="Standard">
      <style:text-properties officeooo:paragraph-rsid="0029d990"/>
    </style:style>
    <style:style style:name="P45" style:family="paragraph" style:parent-style-name="Standard">
      <style:text-properties officeooo:rsid="002b2f4d" officeooo:paragraph-rsid="002b2f4d"/>
    </style:style>
    <style:style style:name="P46" style:family="paragraph" style:parent-style-name="Standard">
      <style:text-properties fo:font-variant="normal" fo:text-transform="none" fo:color="#000000" style:font-name="Times New Roman" fo:font-size="14pt" fo:letter-spacing="normal" fo:font-style="normal" fo:font-weight="normal" officeooo:paragraph-rsid="0029d990" style:font-size-asian="18pt" style:font-size-complex="18pt"/>
    </style:style>
    <style:style style:name="P47" style:family="paragraph" style:parent-style-name="Standard">
      <style:text-properties fo:font-variant="normal" fo:text-transform="none" fo:color="#000000" style:font-name="Times New Roman" fo:font-size="14pt" fo:letter-spacing="normal" fo:font-style="normal" fo:font-weight="normal" officeooo:rsid="002b2f4d" officeooo:paragraph-rsid="002b2f4d" style:font-size-asian="18pt" style:font-size-complex="18pt"/>
    </style:style>
    <style:style style:name="P48" style:family="paragraph" style:parent-style-name="Standard">
      <style:text-properties fo:font-variant="normal" fo:text-transform="none" fo:color="#000000" style:font-name="Times New Roman" fo:font-size="14pt" fo:letter-spacing="normal" fo:font-style="normal" fo:font-weight="normal" officeooo:rsid="002cde6b" officeooo:paragraph-rsid="002cde6b" style:font-size-asian="18pt" style:font-size-complex="18pt"/>
    </style:style>
    <style:style style:name="P49" style:family="paragraph" style:parent-style-name="Standard">
      <style:text-properties fo:font-variant="normal" fo:text-transform="none" fo:color="#000000" style:font-name="Times New Roman" fo:font-size="14pt" fo:letter-spacing="normal" fo:font-style="normal" fo:font-weight="normal" officeooo:rsid="002b2f4d" officeooo:paragraph-rsid="00285504"/>
    </style:style>
    <style:style style:name="P50" style:family="paragraph" style:parent-style-name="Standard">
      <style:text-properties fo:font-variant="normal" fo:text-transform="none" fo:color="#000000" style:font-name="Times New Roman" fo:font-size="14pt" fo:letter-spacing="normal" fo:font-style="normal" fo:font-weight="normal" officeooo:rsid="002b2f4d" officeooo:paragraph-rsid="002cde6b"/>
    </style:style>
    <style:style style:name="P51" style:family="paragraph" style:parent-style-name="Standard">
      <style:text-properties fo:font-variant="normal" fo:text-transform="none" fo:color="#000000" style:font-name="Times New Roman" fo:font-size="14pt" fo:letter-spacing="normal" fo:font-style="normal" fo:font-weight="normal" officeooo:rsid="002cde6b" officeooo:paragraph-rsid="002cde6b" style:font-style-asian="italic" style:font-style-complex="italic"/>
    </style:style>
    <style:style style:name="P52" style:family="paragraph" style:parent-style-name="Standard">
      <style:text-properties fo:font-variant="normal" fo:text-transform="none" fo:color="#000000" style:font-name="Times New Roman" fo:font-size="14pt" fo:letter-spacing="normal" fo:font-style="normal" fo:font-weight="normal" officeooo:paragraph-rsid="002cde6b" style:font-style-asian="normal" style:font-style-complex="normal"/>
    </style:style>
    <style:style style:name="P53" style:family="paragraph" style:parent-style-name="Standard">
      <style:text-properties fo:font-variant="normal" fo:text-transform="none" fo:color="#000000" style:font-name="Times New Roman" fo:font-size="14pt" fo:letter-spacing="normal" fo:font-style="italic" fo:font-weight="normal" officeooo:paragraph-rsid="002cde6b" style:font-style-asian="italic" style:font-style-complex="italic"/>
    </style:style>
    <style:style style:name="P54" style:family="paragraph" style:parent-style-name="Standard">
      <style:text-properties officeooo:paragraph-rsid="0017b278"/>
    </style:style>
    <style:style style:name="P55" style:family="paragraph" style:parent-style-name="Standard">
      <style:text-properties fo:color="#c9211e" fo:font-size="18pt" officeooo:rsid="0017b278" officeooo:paragraph-rsid="0037549f" style:font-size-asian="18pt" style:font-size-complex="18pt"/>
    </style:style>
    <style:style style:name="P56" style:family="paragraph" style:parent-style-name="Standard">
      <style:text-properties fo:color="#c9211e" fo:font-size="18pt" officeooo:rsid="0017f2f2" officeooo:paragraph-rsid="0037549f" style:font-size-asian="18pt" style:font-size-complex="18pt"/>
    </style:style>
    <style:style style:name="P57" style:family="paragraph" style:parent-style-name="Standard">
      <style:text-properties fo:color="#c9211e" fo:font-size="18pt" officeooo:rsid="0018cbef" officeooo:paragraph-rsid="0037549f" style:font-size-asian="18pt" style:font-size-complex="18pt"/>
    </style:style>
    <style:style style:name="P58" style:family="paragraph" style:parent-style-name="Standard">
      <style:text-properties fo:color="#c9211e" fo:font-size="18pt" officeooo:rsid="0037549f" officeooo:paragraph-rsid="0037549f" style:font-size-asian="18pt" style:font-size-complex="18pt"/>
    </style:style>
    <style:style style:name="P59" style:family="paragraph" style:parent-style-name="Standard">
      <style:text-properties fo:color="#c9211e" fo:font-size="18pt" fo:font-weight="bold" officeooo:rsid="0031a11a" officeooo:paragraph-rsid="0037549f" style:font-size-asian="18pt" style:font-weight-asian="bold" style:font-size-complex="18pt" style:font-weight-complex="bold"/>
    </style:style>
    <style:style style:name="P60" style:family="paragraph" style:parent-style-name="Standard">
      <style:text-properties fo:color="#c9211e" fo:font-size="18pt" fo:font-style="italic" officeooo:rsid="0037549f" officeooo:paragraph-rsid="0037549f" style:font-size-asian="18pt" style:font-style-asian="italic" style:font-size-complex="18pt" style:font-style-complex="italic"/>
    </style:style>
    <style:style style:name="P61" style:family="paragraph" style:parent-style-name="Standard">
      <style:text-properties officeooo:paragraph-rsid="00331ac3"/>
    </style:style>
    <style:style style:name="P62" style:family="paragraph" style:parent-style-name="Standard">
      <style:text-properties officeooo:paragraph-rsid="003502fc"/>
    </style:style>
    <style:style style:name="P63" style:family="paragraph" style:parent-style-name="Standard">
      <style:text-properties officeooo:rsid="00351c08" officeooo:paragraph-rsid="00351c08"/>
    </style:style>
    <style:style style:name="P64" style:family="paragraph" style:parent-style-name="Standard">
      <style:text-properties fo:font-style="normal" officeooo:rsid="00351c08" officeooo:paragraph-rsid="00351c08" style:font-style-asian="normal" style:font-style-complex="normal"/>
    </style:style>
    <style:style style:name="P65" style:family="paragraph" style:parent-style-name="Standard">
      <style:text-properties fo:font-style="normal" officeooo:rsid="00351c08" officeooo:paragraph-rsid="0037549f" style:font-style-asian="normal" style:font-style-complex="normal"/>
    </style:style>
    <style:style style:name="P66" style:family="paragraph" style:parent-style-name="Standard">
      <style:text-properties fo:font-style="normal" officeooo:rsid="004e15d2" officeooo:paragraph-rsid="004e15d2" style:font-style-asian="normal" style:font-style-complex="normal"/>
    </style:style>
    <style:style style:name="P67" style:family="paragraph" style:parent-style-name="Standard">
      <style:text-properties officeooo:rsid="003fb9f9" officeooo:paragraph-rsid="003fb9f9"/>
    </style:style>
    <style:style style:name="P68" style:family="paragraph" style:parent-style-name="Standard">
      <style:text-properties officeooo:paragraph-rsid="003fb9f9"/>
    </style:style>
    <style:style style:name="P69" style:family="paragraph" style:parent-style-name="Standard">
      <style:text-properties officeooo:rsid="003fdc21" officeooo:paragraph-rsid="003fdc21"/>
    </style:style>
    <style:style style:name="P70" style:family="paragraph" style:parent-style-name="Standard">
      <style:text-properties officeooo:rsid="00401f07" officeooo:paragraph-rsid="00401f07"/>
    </style:style>
    <style:style style:name="P71" style:family="paragraph" style:parent-style-name="Standard">
      <style:text-properties officeooo:rsid="0041d903" officeooo:paragraph-rsid="0041d903"/>
    </style:style>
    <style:style style:name="P72" style:family="paragraph" style:parent-style-name="Standard">
      <style:text-properties officeooo:paragraph-rsid="0041d903"/>
    </style:style>
    <style:style style:name="P73" style:family="paragraph" style:parent-style-name="Standard">
      <style:text-properties officeooo:paragraph-rsid="00420ba4"/>
    </style:style>
    <style:style style:name="P74" style:family="paragraph" style:parent-style-name="Standard">
      <style:text-properties officeooo:paragraph-rsid="002cde6b"/>
    </style:style>
    <style:style style:name="P75" style:family="paragraph" style:parent-style-name="Standard">
      <style:text-properties fo:font-style="italic" officeooo:rsid="0045354f" officeooo:paragraph-rsid="0045354f" style:font-style-asian="italic" style:font-style-complex="italic"/>
    </style:style>
    <style:style style:name="P76" style:family="paragraph" style:parent-style-name="Standard">
      <style:text-properties fo:font-style="italic" officeooo:rsid="004cce5d" officeooo:paragraph-rsid="004cce5d" style:font-style-asian="italic" style:font-style-complex="italic"/>
    </style:style>
    <style:style style:name="P77" style:family="paragraph" style:parent-style-name="Standard">
      <style:text-properties fo:font-style="italic" officeooo:rsid="004e15d2" officeooo:paragraph-rsid="004e15d2" style:font-style-asian="italic" style:font-style-complex="italic"/>
    </style:style>
    <style:style style:name="P78" style:family="paragraph" style:parent-style-name="Standard">
      <style:text-properties fo:font-style="italic" officeooo:rsid="004f4f8b" officeooo:paragraph-rsid="004f4f8b" style:font-style-asian="italic" style:font-style-complex="italic"/>
    </style:style>
    <style:style style:name="P79" style:family="paragraph" style:parent-style-name="Standard">
      <style:text-properties fo:color="#666666" fo:font-weight="bold" officeooo:rsid="0045354f" officeooo:paragraph-rsid="0046721f" style:font-weight-asian="bold" style:font-weight-complex="bold"/>
    </style:style>
    <style:style style:name="P80" style:family="paragraph" style:parent-style-name="Standard">
      <style:text-properties fo:color="#666666" fo:font-size="18pt" fo:font-style="italic" fo:font-weight="normal" officeooo:rsid="0045354f" officeooo:paragraph-rsid="0045354f" style:font-size-asian="18pt" style:font-style-asian="italic" style:font-weight-asian="normal" style:font-size-complex="18pt" style:font-style-complex="italic" style:font-weight-complex="normal"/>
    </style:style>
    <style:style style:name="P81" style:family="paragraph" style:parent-style-name="Standard">
      <style:text-properties fo:color="#666666" fo:font-size="18pt" fo:font-style="italic" fo:font-weight="normal" officeooo:rsid="0046721f" officeooo:paragraph-rsid="0046721f" style:font-size-asian="18pt" style:font-style-asian="italic" style:font-weight-asian="normal" style:font-size-complex="18pt" style:font-style-complex="italic" style:font-weight-complex="normal"/>
    </style:style>
    <style:style style:name="P82" style:family="paragraph" style:parent-style-name="Standard">
      <style:text-properties fo:color="#666666" fo:font-size="18pt" fo:font-style="italic" fo:font-weight="normal" officeooo:rsid="0046721f" officeooo:paragraph-rsid="0046721f" fo:background-color="#ffffff" style:font-size-asian="18pt" style:font-style-asian="italic" style:font-weight-asian="normal" style:font-size-complex="18pt" style:font-style-complex="italic" style:font-weight-complex="normal"/>
    </style:style>
    <style:style style:name="P83" style:family="paragraph" style:parent-style-name="Standard">
      <style:text-properties fo:color="#000000" fo:font-size="18pt" fo:font-style="normal" fo:font-weight="normal" officeooo:rsid="0046721f" officeooo:paragraph-rsid="0046721f" fo:background-color="#ffffff" style:font-size-asian="18pt" style:font-style-asian="normal" style:font-weight-asian="normal" style:font-size-complex="18pt" style:font-style-complex="normal" style:font-weight-complex="normal"/>
    </style:style>
    <style:style style:name="P84" style:family="paragraph" style:parent-style-name="Standard">
      <style:text-properties officeooo:paragraph-rsid="004ad07d"/>
    </style:style>
    <style:style style:name="P85" style:family="paragraph" style:parent-style-name="Standard">
      <style:text-properties officeooo:rsid="004ad07d" officeooo:paragraph-rsid="004ad07d"/>
    </style:style>
    <style:style style:name="P86" style:family="paragraph" style:parent-style-name="Standard">
      <style:text-properties officeooo:paragraph-rsid="004bc1ab"/>
    </style:style>
    <style:style style:name="P87" style:family="paragraph" style:parent-style-name="Text_20_body">
      <style:text-properties fo:font-size="18pt" officeooo:rsid="000bd89d" style:font-size-asian="18pt" style:font-size-complex="18pt"/>
    </style:style>
    <style:style style:name="P88" style:family="paragraph" style:parent-style-name="Text_20_body">
      <style:text-properties fo:color="#c9211e" fo:font-size="18pt" style:font-size-asian="18pt" style:font-size-complex="18pt"/>
    </style:style>
    <style:style style:name="P89" style:family="paragraph" style:parent-style-name="Text_20_body">
      <style:text-properties fo:color="#c9211e" fo:font-size="18pt" officeooo:paragraph-rsid="000f0cf8" style:font-size-asian="18pt" style:font-size-complex="18pt"/>
    </style:style>
    <style:style style:name="P90" style:family="paragraph" style:parent-style-name="Text_20_body">
      <style:text-properties fo:color="#c9211e" fo:font-size="18pt" officeooo:rsid="000f0cf8" officeooo:paragraph-rsid="000f0cf8" style:font-size-asian="18pt" style:font-size-complex="18pt"/>
    </style:style>
    <style:style style:name="P91" style:family="paragraph" style:parent-style-name="Text_20_body">
      <style:text-properties fo:color="#c9211e" fo:font-size="18pt" officeooo:rsid="000fb341" officeooo:paragraph-rsid="000fb341" style:font-size-asian="18pt" style:font-size-complex="18pt"/>
    </style:style>
    <style:style style:name="P92" style:family="paragraph" style:parent-style-name="Text_20_body">
      <style:text-properties fo:color="#c9211e" fo:font-size="18pt" officeooo:rsid="0011c75b" officeooo:paragraph-rsid="0011c75b" style:font-size-asian="18pt" style:font-size-complex="18pt"/>
    </style:style>
    <style:style style:name="P93" style:family="paragraph" style:parent-style-name="Text_20_body">
      <style:text-properties fo:color="#c9211e" officeooo:paragraph-rsid="000fb341"/>
    </style:style>
    <style:style style:name="P94" style:family="paragraph" style:parent-style-name="Standard">
      <style:paragraph-properties fo:break-before="page"/>
      <style:text-properties fo:font-size="18pt" fo:font-weight="bold" officeooo:rsid="0012f455" officeooo:paragraph-rsid="0012f455" style:font-size-asian="18pt" style:font-weight-asian="bold" style:font-size-complex="18pt" style:font-weight-complex="bold"/>
    </style:style>
    <style:style style:name="P95" style:family="paragraph" style:parent-style-name="Standard">
      <style:paragraph-properties fo:break-before="page"/>
      <style:text-properties fo:font-size="18pt" fo:font-weight="bold" officeooo:rsid="0017f2f2" officeooo:paragraph-rsid="0037549f" style:font-size-asian="18pt" style:font-weight-asian="bold" style:font-size-complex="18pt" style:font-weight-complex="bold"/>
    </style:style>
    <style:style style:name="P96" style:family="paragraph" style:parent-style-name="Standard">
      <style:paragraph-properties fo:break-before="page"/>
      <style:text-properties fo:font-weight="bold" officeooo:rsid="0045354f" officeooo:paragraph-rsid="0046721f" style:font-weight-asian="bold" style:font-weight-complex="bold"/>
    </style:style>
    <style:style style:name="P97" style:family="paragraph" style:parent-style-name="Standard">
      <style:text-properties fo:color="#000000" fo:font-size="18pt" fo:font-style="italic" fo:font-weight="normal" officeooo:rsid="0046721f" officeooo:paragraph-rsid="0046721f" fo:background-color="#ffffff" style:font-size-asian="18pt" style:font-style-asian="italic" style:font-weight-asian="normal" style:font-size-complex="18pt" style:font-style-complex="italic" style:font-weight-complex="normal"/>
    </style:style>
    <style:style style:name="P98" style:family="paragraph" style:parent-style-name="Standard">
      <style:text-properties fo:color="#000000" fo:font-size="18pt" fo:font-style="italic" fo:font-weight="normal" officeooo:rsid="0049bb8f" officeooo:paragraph-rsid="0049bb8f" fo:background-color="#ffffff" style:font-size-asian="18pt" style:font-style-asian="italic" style:font-weight-asian="normal" style:font-size-complex="18pt" style:font-style-complex="italic" style:font-weight-complex="normal"/>
    </style:style>
    <style:style style:name="P99" style:family="paragraph" style:parent-style-name="Standard">
      <style:text-properties fo:color="#000000" fo:font-size="18pt" fo:font-style="italic" fo:font-weight="normal" officeooo:rsid="004cce5d" officeooo:paragraph-rsid="004cce5d" fo:background-color="#ffffff" style:font-size-asian="18pt" style:font-style-asian="italic" style:font-weight-asian="normal" style:font-size-complex="18pt" style:font-style-complex="italic" style:font-weight-complex="normal"/>
    </style:style>
    <style:style style:name="P100" style:family="paragraph" style:parent-style-name="Standard">
      <style:text-properties fo:color="#000000" fo:font-size="18pt" fo:font-style="italic" fo:font-weight="normal" officeooo:rsid="004e15d2" officeooo:paragraph-rsid="004cce5d" fo:background-color="#ffffff" style:font-size-asian="18pt" style:font-style-asian="italic" style:font-weight-asian="normal" style:font-size-complex="18pt" style:font-style-complex="italic" style:font-weight-complex="normal"/>
    </style:style>
    <style:style style:name="P101" style:family="paragraph" style:parent-style-name="Standard">
      <style:text-properties fo:color="#000000" fo:font-size="18pt" fo:font-style="italic" fo:font-weight="normal" officeooo:rsid="004e15d2" officeooo:paragraph-rsid="004e15d2" fo:background-color="#ffffff" style:font-size-asian="18pt" style:font-style-asian="italic" style:font-weight-asian="normal" style:font-size-complex="18pt" style:font-style-complex="italic" style:font-weight-complex="normal"/>
    </style:style>
    <style:style style:name="P102" style:family="paragraph" style:parent-style-name="Standard">
      <style:text-properties fo:color="#000000" fo:font-size="18pt" fo:font-style="italic" fo:font-weight="normal" officeooo:rsid="00510200" officeooo:paragraph-rsid="004f4f8b" fo:background-color="#ffffff" style:font-size-asian="18pt" style:font-style-asian="italic" style:font-weight-asian="normal" style:font-size-complex="18pt" style:font-style-complex="italic" style:font-weight-complex="normal"/>
    </style:style>
    <style:style style:name="P103" style:family="paragraph" style:parent-style-name="Standard">
      <style:text-properties fo:color="#000000" fo:font-size="18pt" fo:font-style="normal" fo:font-weight="normal" officeooo:rsid="0049bb8f" officeooo:paragraph-rsid="0049bb8f" fo:background-color="#ffffff" style:font-size-asian="18pt" style:font-style-asian="normal" style:font-weight-asian="normal" style:font-size-complex="18pt" style:font-style-complex="normal" style:font-weight-complex="normal"/>
    </style:style>
    <style:style style:name="P104" style:family="paragraph" style:parent-style-name="Standard">
      <style:text-properties fo:color="#000000" fo:font-size="18pt" fo:font-style="normal" fo:font-weight="normal" officeooo:rsid="004ad07d" officeooo:paragraph-rsid="004ad07d" fo:background-color="#ffffff" style:font-size-asian="18pt" style:font-style-asian="normal" style:font-weight-asian="normal" style:font-size-complex="18pt" style:font-style-complex="normal" style:font-weight-complex="normal"/>
    </style:style>
    <style:style style:name="P105" style:family="paragraph" style:parent-style-name="Standard">
      <style:text-properties fo:color="#000000" fo:font-size="18pt" fo:font-style="normal" fo:font-weight="normal" officeooo:rsid="004bc1ab" officeooo:paragraph-rsid="004ad07d" fo:background-color="#ffffff" style:font-size-asian="18pt" style:font-style-asian="normal" style:font-weight-asian="normal" style:font-size-complex="18pt" style:font-style-complex="normal" style:font-weight-complex="normal"/>
    </style:style>
    <style:style style:name="P106" style:family="paragraph" style:parent-style-name="Standard">
      <style:text-properties fo:color="#000000" fo:font-size="18pt" fo:font-style="normal" fo:font-weight="normal" officeooo:rsid="004bc1ab" officeooo:paragraph-rsid="004bc1ab" fo:background-color="#ffffff" style:font-size-asian="18pt" style:font-style-asian="normal" style:font-weight-asian="normal" style:font-size-complex="18pt" style:font-style-complex="normal" style:font-weight-complex="normal"/>
    </style:style>
    <style:style style:name="P107" style:family="paragraph" style:parent-style-name="Standard">
      <style:text-properties fo:color="#000000" fo:font-size="18pt" fo:font-style="normal" fo:font-weight="normal" officeooo:rsid="004cce5d" officeooo:paragraph-rsid="004cce5d" fo:background-color="#ffffff" style:font-size-asian="18pt" style:font-style-asian="normal" style:font-weight-asian="normal" style:font-size-complex="18pt" style:font-style-complex="normal" style:font-weight-complex="normal"/>
    </style:style>
    <style:style style:name="P108" style:family="paragraph" style:parent-style-name="Standard">
      <style:text-properties fo:color="#000000" fo:font-size="18pt" fo:font-style="normal" fo:font-weight="normal" officeooo:rsid="004e15d2" officeooo:paragraph-rsid="004e15d2" fo:background-color="#ffffff" style:font-size-asian="18pt" style:font-style-asian="normal" style:font-weight-asian="normal" style:font-size-complex="18pt" style:font-style-complex="normal" style:font-weight-complex="normal"/>
    </style:style>
    <style:style style:name="P109" style:family="paragraph" style:parent-style-name="Standard">
      <style:text-properties fo:color="#000000" fo:font-size="18pt" fo:font-style="normal" fo:font-weight="normal" officeooo:rsid="004f4f8b" officeooo:paragraph-rsid="004e15d2" fo:background-color="#ffffff" style:font-size-asian="18pt" style:font-style-asian="normal" style:font-weight-asian="normal" style:font-size-complex="18pt" style:font-style-complex="normal" style:font-weight-complex="normal"/>
    </style:style>
    <style:style style:name="P110" style:family="paragraph" style:parent-style-name="Standard">
      <style:text-properties fo:color="#000000" fo:font-size="18pt" fo:font-style="normal" fo:font-weight="normal" officeooo:rsid="004f4f8b" officeooo:paragraph-rsid="004f4f8b" fo:background-color="#ffffff" style:font-size-asian="18pt" style:font-style-asian="normal" style:font-weight-asian="normal" style:font-size-complex="18pt" style:font-style-complex="normal" style:font-weight-complex="normal"/>
    </style:style>
    <style:style style:name="P111" style:family="paragraph" style:parent-style-name="Standard">
      <style:paragraph-properties fo:break-before="page"/>
      <style:text-properties officeooo:paragraph-rsid="003fb9f9"/>
    </style:style>
    <style:style style:name="T1" style:family="text">
      <style:text-properties officeooo:rsid="000f0cf8"/>
    </style:style>
    <style:style style:name="T2" style:family="text">
      <style:text-properties fo:font-size="18pt" style:font-size-asian="18pt" style:font-size-complex="18pt"/>
    </style:style>
    <style:style style:name="T3" style:family="text">
      <style:text-properties fo:font-size="18pt" officeooo:rsid="0011c75b" style:font-size-asian="18pt" style:font-size-complex="18pt"/>
    </style:style>
    <style:style style:name="T4" style:family="text">
      <style:text-properties fo:font-size="18pt" officeooo:rsid="000bd89d" style:font-size-asian="18pt" style:font-size-complex="18pt"/>
    </style:style>
    <style:style style:name="T5" style:family="text">
      <style:text-properties fo:font-size="18pt" officeooo:rsid="000aef6d" style:font-size-asian="18pt" style:font-size-complex="18pt"/>
    </style:style>
    <style:style style:name="T6" style:family="text">
      <style:text-properties fo:font-size="18pt" officeooo:rsid="000fb341" style:font-size-asian="18pt" style:font-size-complex="18pt"/>
    </style:style>
    <style:style style:name="T7" style:family="text">
      <style:text-properties fo:font-size="18pt" officeooo:rsid="0025373d" style:font-size-asian="18pt" style:font-size-complex="18pt"/>
    </style:style>
    <style:style style:name="T8" style:family="text">
      <style:text-properties fo:font-size="18pt" officeooo:rsid="00285504" style:font-size-asian="18pt" style:font-size-complex="18pt"/>
    </style:style>
    <style:style style:name="T9" style:family="text">
      <style:text-properties fo:font-size="18pt" officeooo:rsid="0027c3d0" style:font-size-asian="18pt" style:font-size-complex="18pt"/>
    </style:style>
    <style:style style:name="T10" style:family="text">
      <style:text-properties fo:font-size="18pt" officeooo:rsid="0029d990" style:font-size-asian="18pt" style:font-size-complex="18pt"/>
    </style:style>
    <style:style style:name="T11" style:family="text">
      <style:text-properties fo:font-size="18pt" officeooo:rsid="0015ea8a" style:font-size-asian="18pt" style:font-size-complex="18pt"/>
    </style:style>
    <style:style style:name="T12" style:family="text">
      <style:text-properties fo:font-size="18pt" officeooo:rsid="002ecc16" style:font-size-asian="18pt" style:font-size-complex="18pt"/>
    </style:style>
    <style:style style:name="T13" style:family="text">
      <style:text-properties fo:font-size="18pt" officeooo:rsid="00331ac3" style:font-size-asian="18pt" style:font-size-complex="18pt"/>
    </style:style>
    <style:style style:name="T14" style:family="text">
      <style:text-properties fo:font-size="18pt" officeooo:rsid="00335d2f" style:font-size-asian="18pt" style:font-size-complex="18pt"/>
    </style:style>
    <style:style style:name="T15" style:family="text">
      <style:text-properties fo:font-size="18pt" officeooo:rsid="00357e9d" style:font-size-asian="18pt" style:font-size-complex="18pt"/>
    </style:style>
    <style:style style:name="T16" style:family="text">
      <style:text-properties fo:font-size="18pt" officeooo:rsid="0037549f" style:font-size-asian="18pt" style:font-size-complex="18pt"/>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fo:font-style="italic" officeooo:rsid="0015ea8a" style:font-size-asian="18pt" style:font-style-asian="italic" style:font-size-complex="18pt" style:font-style-complex="italic"/>
    </style:style>
    <style:style style:name="T19" style:family="text">
      <style:text-properties fo:font-size="18pt" fo:font-style="italic" officeooo:rsid="003502fc" style:font-size-asian="18pt" style:font-style-asian="italic" style:font-size-complex="18pt" style:font-style-complex="italic"/>
    </style:style>
    <style:style style:name="T20" style:family="text">
      <style:text-properties fo:font-size="18pt" fo:font-style="italic" officeooo:rsid="00351c08" style:font-size-asian="18pt" style:font-style-asian="italic" style:font-size-complex="18pt" style:font-style-complex="italic"/>
    </style:style>
    <style:style style:name="T21" style:family="text">
      <style:text-properties fo:font-size="18pt" fo:font-style="italic" officeooo:rsid="00357e9d" style:font-size-asian="18pt" style:font-style-asian="italic" style:font-size-complex="18pt" style:font-style-complex="italic"/>
    </style:style>
    <style:style style:name="T22" style:family="text">
      <style:text-properties fo:font-size="18pt" fo:font-style="italic" officeooo:rsid="0037549f" style:font-size-asian="18pt" style:font-style-asian="italic" style:font-size-complex="18pt" style:font-style-complex="italic"/>
    </style:style>
    <style:style style:name="T23"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4" style:family="text">
      <style:text-properties fo:font-size="18pt" fo:font-style="italic" fo:font-weight="normal" officeooo:rsid="00420ba4" style:font-size-asian="18pt" style:font-style-asian="italic" style:font-weight-asian="normal" style:font-size-complex="18pt" style:font-style-complex="italic" style:font-weight-complex="normal"/>
    </style:style>
    <style:style style:name="T25" style:family="text">
      <style:text-properties fo:font-size="18pt" fo:font-style="italic" fo:font-weight="normal" officeooo:rsid="0046721f" style:font-size-asian="18pt" style:font-style-asian="italic" style:font-weight-asian="normal" style:font-size-complex="18pt" style:font-style-complex="italic" style:font-weight-complex="normal"/>
    </style:style>
    <style:style style:name="T26" style:family="text">
      <style:text-properties fo:font-size="18pt" fo:font-style="normal" style:font-size-asian="18pt" style:font-style-asian="normal" style:font-size-complex="18pt" style:font-style-complex="normal"/>
    </style:style>
    <style:style style:name="T27" style:family="text">
      <style:text-properties fo:font-size="18pt" fo:font-style="normal" officeooo:rsid="003502fc" style:font-size-asian="18pt" style:font-style-asian="normal" style:font-size-complex="18pt" style:font-style-complex="normal"/>
    </style:style>
    <style:style style:name="T28" style:family="text">
      <style:text-properties fo:font-size="18pt" fo:font-style="normal" officeooo:rsid="00351c08" style:font-size-asian="18pt" style:font-style-asian="normal" style:font-size-complex="18pt" style:font-style-complex="normal"/>
    </style:style>
    <style:style style:name="T29" style:family="text">
      <style:text-properties fo:font-size="18pt" fo:font-style="normal" officeooo:rsid="00357e9d" style:font-size-asian="18pt" style:font-style-asian="normal" style:font-size-complex="18pt" style:font-style-complex="normal"/>
    </style:style>
    <style:style style:name="T30"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1" style:family="text">
      <style:text-properties fo:font-size="18pt" fo:font-style="normal" fo:font-weight="normal" officeooo:rsid="003fb9f9" style:font-size-asian="18pt" style:font-style-asian="normal" style:font-weight-asian="normal" style:font-size-complex="18pt" style:font-style-complex="normal" style:font-weight-complex="normal"/>
    </style:style>
    <style:style style:name="T32" style:family="text">
      <style:text-properties fo:font-size="18pt" fo:font-style="normal" fo:font-weight="normal" officeooo:rsid="003fdc21" style:font-size-asian="18pt" style:font-style-asian="normal" style:font-weight-asian="normal" style:font-size-complex="18pt" style:font-style-complex="normal" style:font-weight-complex="normal"/>
    </style:style>
    <style:style style:name="T33" style:family="text">
      <style:text-properties fo:font-size="18pt" fo:font-style="normal" fo:font-weight="normal" officeooo:rsid="00420ba4" style:font-size-asian="18pt" style:font-style-asian="normal" style:font-weight-asian="normal" style:font-size-complex="18pt" style:font-style-complex="normal" style:font-weight-complex="normal"/>
    </style:style>
    <style:style style:name="T34" style:family="text">
      <style:text-properties fo:font-size="18pt" fo:font-style="normal" fo:font-weight="normal" officeooo:rsid="0045354f" style:font-size-asian="18pt" style:font-style-asian="normal" style:font-weight-asian="normal" style:font-size-complex="18pt" style:font-style-complex="normal" style:font-weight-complex="normal"/>
    </style:style>
    <style:style style:name="T35" style:family="text">
      <style:text-properties fo:font-size="18pt" fo:font-style="normal" fo:font-weight="normal" officeooo:rsid="0041d903" style:font-size-asian="18pt" style:font-style-asian="normal" style:font-weight-asian="normal" style:font-size-complex="18pt" style:font-style-complex="normal" style:font-weight-complex="normal"/>
    </style:style>
    <style:style style:name="T36" style:family="text">
      <style:text-properties fo:font-size="18pt" fo:font-style="normal" fo:font-weight="bold" officeooo:rsid="003fb9f9" style:font-size-asian="18pt" style:font-style-asian="normal" style:font-weight-asian="bold" style:font-size-complex="18pt" style:font-style-complex="normal" style:font-weight-complex="bold"/>
    </style:style>
    <style:style style:name="T37" style:family="text">
      <style:text-properties fo:font-size="18pt" fo:font-style="normal" fo:font-weight="bold" officeooo:rsid="0051e38f" style:font-size-asian="18pt" style:font-style-asian="normal" style:font-weight-asian="bold" style:font-size-complex="18pt" style:font-style-complex="normal" style:font-weight-complex="bold"/>
    </style:style>
    <style:style style:name="T38" style:family="text">
      <style:text-properties fo:font-size="18pt" fo:font-weight="normal" style:font-size-asian="18pt" style:font-weight-asian="normal" style:font-size-complex="18pt" style:font-weight-complex="normal"/>
    </style:style>
    <style:style style:name="T39" style:family="text">
      <style:text-properties fo:font-weight="bold" style:font-weight-asian="bold" style:font-weight-complex="bold"/>
    </style:style>
    <style:style style:name="T40" style:family="text">
      <style:text-properties fo:font-weight="bold" officeooo:rsid="0031a11a" style:font-weight-asian="bold" style:font-weight-complex="bold"/>
    </style:style>
    <style:style style:name="T41" style:family="text">
      <style:text-properties officeooo:rsid="001454fd"/>
    </style:style>
    <style:style style:name="T42" style:family="text">
      <style:text-properties officeooo:rsid="0015ea8a"/>
    </style:style>
    <style:style style:name="T43" style:family="text">
      <style:text-properties officeooo:rsid="0017b278"/>
    </style:style>
    <style:style style:name="T44" style:family="text">
      <style:text-properties officeooo:rsid="0017f2f2"/>
    </style:style>
    <style:style style:name="T45" style:family="text">
      <style:text-properties officeooo:rsid="0018cbef"/>
    </style:style>
    <style:style style:name="T46" style:family="text">
      <style:text-properties officeooo:rsid="001994b6"/>
    </style:style>
    <style:style style:name="T47" style:family="text">
      <style:text-properties officeooo:rsid="001b35da"/>
    </style:style>
    <style:style style:name="T48" style:family="text">
      <style:text-properties fo:font-variant="normal" fo:text-transform="none" fo:color="#000000" style:font-name="Times New Roman" fo:font-size="14pt" fo:letter-spacing="normal" fo:font-style="normal" fo:font-weight="normal"/>
    </style:style>
    <style:style style:name="T49" style:family="text">
      <style:text-properties fo:font-variant="normal" fo:text-transform="none" fo:color="#000000" style:font-name="Times New Roman" fo:font-size="14pt" fo:letter-spacing="normal" fo:font-style="normal" fo:font-weight="normal" style:font-size-asian="18pt" style:font-size-complex="18pt"/>
    </style:style>
    <style:style style:name="T50" style:family="text">
      <style:text-properties fo:font-variant="normal" fo:text-transform="none" fo:color="#000000" style:font-name="Times New Roman" fo:font-size="14pt" fo:letter-spacing="normal" fo:font-style="normal" fo:font-weight="normal" officeooo:rsid="0029d990" style:font-size-asian="18pt" style:font-size-complex="18pt"/>
    </style:style>
    <style:style style:name="T51" style:family="text">
      <style:text-properties fo:font-variant="normal" fo:text-transform="none" fo:color="#000000" style:font-name="Times New Roman" fo:font-size="14pt" fo:letter-spacing="normal" fo:font-style="normal" fo:font-weight="normal" officeooo:rsid="002b2f4d" style:font-size-asian="18pt" style:font-size-complex="18pt"/>
    </style:style>
    <style:style style:name="T52" style:family="text">
      <style:text-properties fo:font-variant="normal" fo:text-transform="none" fo:color="#000000" style:font-name="Times New Roman" fo:font-size="14pt" fo:letter-spacing="normal" fo:font-style="normal" fo:font-weight="normal" officeooo:rsid="002cde6b" style:font-size-asian="18pt" style:font-size-complex="18pt"/>
    </style:style>
    <style:style style:name="T53" style:family="text">
      <style:text-properties fo:font-variant="normal" fo:text-transform="none" fo:color="#000000" style:font-name="Times New Roman" fo:font-size="14pt" fo:letter-spacing="normal" fo:font-style="normal" fo:font-weight="normal" officeooo:rsid="002b2f4d"/>
    </style:style>
    <style:style style:name="T54" style:family="text">
      <style:text-properties fo:font-variant="normal" fo:text-transform="none" fo:color="#000000" style:font-name="Times New Roman" fo:font-size="14pt" fo:letter-spacing="normal" fo:font-style="normal" fo:font-weight="normal" officeooo:rsid="002cde6b"/>
    </style:style>
    <style:style style:name="T55" style:family="text">
      <style:text-properties fo:font-variant="normal" fo:text-transform="none" fo:color="#000000" style:font-name="Times New Roman" fo:font-size="14pt" fo:letter-spacing="normal" fo:font-style="normal" fo:font-weight="normal" officeooo:rsid="002cde6b" style:font-style-asian="normal" style:font-style-complex="normal"/>
    </style:style>
    <style:style style:name="T56" style:family="text">
      <style:text-properties fo:font-variant="normal" fo:text-transform="none" fo:color="#000000" style:font-name="Times New Roman" fo:font-size="14pt" fo:letter-spacing="normal" fo:font-style="italic" fo:font-weight="normal" style:font-size-asian="18pt" style:font-style-asian="italic" style:font-size-complex="18pt" style:font-style-complex="italic"/>
    </style:style>
    <style:style style:name="T57" style:family="text">
      <style:text-properties fo:font-variant="normal" fo:text-transform="none" fo:color="#000000" style:font-name="Times New Roman" fo:font-size="14pt" fo:letter-spacing="normal" fo:font-style="italic" fo:font-weight="normal" style:font-style-asian="italic" style:font-style-complex="italic"/>
    </style:style>
    <style:style style:name="T58" style:family="text">
      <style:text-properties fo:font-variant="normal" fo:text-transform="none" fo:color="#000000" style:font-name="Times New Roman" fo:font-size="14pt" fo:letter-spacing="normal" fo:font-style="italic" fo:font-weight="normal" officeooo:rsid="002b2f4d" style:font-style-asian="italic" style:font-style-complex="italic"/>
    </style:style>
    <style:style style:name="T59" style:family="text">
      <style:text-properties fo:font-variant="normal" fo:text-transform="none" fo:color="#000000" style:font-name="Times New Roman" fo:font-size="14pt" fo:letter-spacing="normal" fo:font-style="italic" fo:font-weight="normal" officeooo:rsid="0051e38f" style:font-style-asian="italic" style:font-style-complex="italic"/>
    </style:style>
    <style:style style:name="T60" style:family="text">
      <style:text-properties style:font-size-asian="18pt" style:font-size-complex="18pt"/>
    </style:style>
    <style:style style:name="T61" style:family="text">
      <style:text-properties officeooo:rsid="00285504" style:font-size-asian="18pt" style:font-size-complex="18pt"/>
    </style:style>
    <style:style style:name="T62" style:family="text">
      <style:text-properties officeooo:rsid="0029d990" style:font-size-asian="18pt" style:font-size-complex="18pt"/>
    </style:style>
    <style:style style:name="T63" style:family="text">
      <style:text-properties officeooo:rsid="002ecc16"/>
    </style:style>
    <style:style style:name="T64" style:family="text">
      <style:text-properties officeooo:rsid="003303c8"/>
    </style:style>
    <style:style style:name="T65" style:family="text">
      <style:text-properties officeooo:rsid="00335d2f"/>
    </style:style>
    <style:style style:name="T66" style:family="text">
      <style:text-properties fo:font-style="italic" style:font-style-asian="italic" style:font-style-complex="italic"/>
    </style:style>
    <style:style style:name="T67" style:family="text">
      <style:text-properties fo:font-style="italic" officeooo:rsid="00335d2f" style:font-style-asian="italic" style:font-style-complex="italic"/>
    </style:style>
    <style:style style:name="T68" style:family="text">
      <style:text-properties fo:font-style="normal" officeooo:rsid="00335d2f" style:font-style-asian="normal" style:font-style-complex="normal"/>
    </style:style>
    <style:style style:name="T69" style:family="text">
      <style:text-properties fo:font-style="normal" officeooo:rsid="003502fc" style:font-style-asian="normal" style:font-style-complex="normal"/>
    </style:style>
    <style:style style:name="T70" style:family="text">
      <style:text-properties fo:font-style="normal" officeooo:rsid="00384bbe" style:font-style-asian="normal" style:font-style-complex="normal"/>
    </style:style>
    <style:style style:name="T71" style:family="text">
      <style:text-properties fo:color="#666666" fo:font-size="18pt" fo:font-style="italic" fo:font-weight="normal" style:font-size-asian="18pt" style:font-style-asian="italic" style:font-weight-asian="normal" style:font-size-complex="18pt" style:font-style-complex="italic" style:font-weight-complex="normal"/>
    </style:style>
    <style:style style:name="T72" style:family="text">
      <style:text-properties fo:color="#000000" fo:font-size="18pt" fo:font-style="italic" fo:font-weight="normal" officeooo:rsid="0049bb8f" fo:background-color="#ffffff" loext:char-shading-value="0" style:font-size-asian="18pt" style:font-style-asian="italic" style:font-weight-asian="normal" style:font-size-complex="18pt" style:font-style-complex="italic" style:font-weight-complex="normal"/>
    </style:style>
    <style:style style:name="T73" style:family="text">
      <style:text-properties fo:color="#000000" fo:font-size="18pt" fo:font-style="italic" fo:font-weight="normal" officeooo:rsid="004ad07d" fo:background-color="#ffffff" loext:char-shading-value="0" style:font-size-asian="18pt" style:font-style-asian="italic" style:font-weight-asian="normal" style:font-size-complex="18pt" style:font-style-complex="italic" style:font-weight-complex="normal"/>
    </style:style>
    <style:style style:name="T74" style:family="text">
      <style:text-properties fo:color="#000000" fo:font-size="18pt" fo:font-style="italic" fo:font-weight="normal" officeooo:rsid="004bc1ab" fo:background-color="#ffffff" loext:char-shading-value="0" style:font-size-asian="18pt" style:font-style-asian="italic" style:font-weight-asian="normal" style:font-size-complex="18pt" style:font-style-complex="italic" style:font-weight-complex="normal"/>
    </style:style>
    <style:style style:name="T75" style:family="text">
      <style:text-properties fo:color="#000000" fo:font-size="18pt" fo:font-style="normal" fo:font-weight="normal" fo:background-color="#ffffff" loext:char-shading-value="0" style:font-size-asian="18pt" style:font-style-asian="normal" style:font-weight-asian="normal" style:font-size-complex="18pt" style:font-style-complex="normal" style:font-weight-complex="normal"/>
    </style:style>
    <style:style style:name="T76" style:family="text">
      <style:text-properties fo:color="#000000" fo:font-size="18pt" fo:font-style="normal" fo:font-weight="normal" officeooo:rsid="0049bb8f" fo:background-color="#ffffff" loext:char-shading-value="0" style:font-size-asian="18pt" style:font-style-asian="normal" style:font-weight-asian="normal" style:font-size-complex="18pt" style:font-style-complex="normal" style:font-weight-complex="normal"/>
    </style:style>
    <style:style style:name="T77" style:family="text">
      <style:text-properties fo:color="#000000" fo:font-size="18pt" fo:font-style="normal" fo:font-weight="normal" officeooo:rsid="004ad07d" fo:background-color="#ffffff" loext:char-shading-value="0" style:font-size-asian="18pt" style:font-style-asian="normal" style:font-weight-asian="normal" style:font-size-complex="18pt" style:font-style-complex="normal" style:font-weight-complex="normal"/>
    </style:style>
    <style:style style:name="T78" style:family="text">
      <style:text-properties fo:color="#000000" fo:font-size="18pt" fo:font-style="normal" fo:font-weight="normal" officeooo:rsid="004bc1ab" fo:background-color="#ffffff" loext:char-shading-value="0" style:font-size-asian="18pt" style:font-style-asian="normal" style:font-weight-asian="normal" style:font-size-complex="18pt" style:font-style-complex="normal" style:font-weight-complex="normal"/>
    </style:style>
    <style:style style:name="T79" style:family="text">
      <style:text-properties fo:color="#000000" fo:font-size="18pt" fo:font-weight="normal" fo:background-color="#ffffff" loext:char-shading-value="0" style:font-size-asian="18pt" style:font-weight-asian="normal" style:font-size-complex="18pt" style:font-weight-complex="normal"/>
    </style:style>
    <style:style style:name="T80" style:family="text">
      <style:text-properties fo:color="#000000" fo:font-size="18pt" fo:font-weight="normal" officeooo:rsid="004e15d2" fo:background-color="#ffffff" loext:char-shading-value="0" style:font-size-asian="18pt" style:font-weight-asian="normal" style:font-size-complex="18pt" style:font-weight-complex="normal"/>
    </style:style>
    <style:style style:name="T81" style:family="text">
      <style:text-properties fo:color="#000000" fo:font-size="18pt" fo:font-weight="normal" officeooo:rsid="004f4f8b" fo:background-color="#ffffff" loext:char-shading-value="0" style:font-size-asian="18pt" style:font-weight-asian="normal" style:font-size-complex="18pt" style:font-weight-complex="normal"/>
    </style:style>
    <style:style style:name="T82" style:family="text">
      <style:text-properties fo:color="#000000" fo:font-size="18pt" fo:font-weight="normal" officeooo:rsid="00510200" fo:background-color="#ffffff" loext:char-shading-value="0" style:font-size-asian="18pt" style:font-weight-asian="normal" style:font-size-complex="18pt" style:font-weight-complex="normal"/>
    </style:style>
    <style:style style:name="T83" style:family="text">
      <style:text-properties officeooo:rsid="0051e3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leted Kesha-Hari convo :</text:p>
      <text:p text:style-name="P55">Kesha use dekh kar zor zor se hasne lagti hai .Kesha ki hasi sun kar Hari ko samaj ata hai ki wo galat gaon me ghus raha tha,uska gaon abhi aage hain. Wo chupchap sharam se nazrein chupata hua road ke dusre kinare chalne lagta hai . Thodi door tak Kesha aur Hari dono sadak ke alag alag kinare me chalte hain. Hari ka muh gusse aur bhookh se lata hua hai aur Kesha ko ahsas hota hai ki shayad aaj usne Hari ko zyada tang kar diya . Kesha sadak paar karti hai or chupchap Hari ke sath sath chalne lagti hai or intezar karti hai ki Hari kuch bole. Kuch door chalne pe bhi jab Hari kuch nahi kahta to Kesha chalte chalte use halka dhakka dene lagti hai.<text:span text:style-name="T44">Hari is harkat se apne chehre pe ane wali muskurahat ko rokne ki koshish krta hai par rok nahi pata . Kesha use muskurata dekh hasne lagti hai .</text:span></text:p>
      <text:p text:style-name="P56">“Badi jaldi naraz ho jate hai bhai ?” Kesha haste hua kahti hai</text:p>
      <text:p text:style-name="P56">“Bhai? Main tumhara bhai hu?” Hari chidhte hue poochta hai.</text:p>
      <text:p text:style-name="P56">“Are ye bhai behen wala bhai nahi tha. Tum sach me bade bevkoof ho !” Kesha jaldi-jaldi bolkar baat saaf karti hai .</text:p>
      <text:p text:style-name="P56">Hari kuch nhi kahta . Wo kisi soch me hai .</text:p>
      <text:p text:style-name="P55"/>
      <text:p text:style-name="P56">“Or agar bhai-behen wala bhi ho,to kuch farak padta hai kya ?” Kesha fir se Hari ko chedne ki koshish karti hai .</text:p>
      <text:p text:style-name="P56">Hari fir se kuch nahi kahta . </text:p>
      <text:p text:style-name="P56">Asa lagta hai ki wo kuch kahne ki himmat juta raha hai.</text:p>
      <text:p text:style-name="P56">“Are jaldi bolo bhai,mera gaon aane wala hai !” Kesha bechaini se kahti hai.</text:p>
      <text:p text:style-name="P56">“ Kesh<text:span text:style-name="T45">a tum khoob bdhiya lagti ho mje ! ” Hari darte darte kahta hai.</text:span></text:p>
      <text:p text:style-name="P56">“<text:span text:style-name="T45">Accha ...”</text:span></text:p>
      <text:p text:style-name="P57"><text:s/>Kesha aur sunna chahti hai aur kuch kehna bhi chahti hai par uske gaon ka mod ab aa chuka hai . Kesha ko mudna hoga. Hari ko kuch door or chalna hoga,is baar akele aur ye sochte hue ki Kesha shaam ko kya kahegi . Hari ke man me hazaron khayal daur rahe hain .Ab wo pachta raha hai ki shayad use ye baat shuruat me hi keh deni chahiye thi .</text:p>
      <text:p text:style-name="P59"><text:soft-page-break/></text:p>
      <text:p text:style-name="P88"><text:span text:style-name="T40">The </text:span><text:span text:style-name="T39">Scene 2 </text:span>:</text:p>
      <text:p text:style-name="P89">Rajendra do baccho ke sath apni char-pai par baitha hua hai . Wo dono sare pedo ke naam puch rhe hain ,,jaise neem , amla,aam . kahani sunane ko kahte hain to , R kahta hai use kahaniyan nahi aati par unke liye aam lene chala jata hai . Jaise hi wo aam lene jata hai , Hari kamre me ghusta hai ,hath me pocha liye. Bacche use dekh kar khush ho jate hain , aur jab unhe aas paas koi nahi dikhta, uske paas jake baith jate hain. </text:p>
      <text:p text:style-name="P89"><text:span text:style-name="T1">Chintu : Hariya kaka, kahani sunaiyena</text:span> !</text:p>
      <text:p text:style-name="P90">Hari : Ha zaroor , kyu nahi ! Hindi me sunau ya ‘englis’ me?</text:p>
      <text:p text:style-name="P90">Chintu hasne lagta hai aur haste haste kahta hai :</text:p>
      <text:p text:style-name="P90">englis nahi english , english bolna to ata nahi. English me kahani kaise sunaoge ?</text:p>
      <text:p text:style-name="P90">Hari: Thik hai , to hindi me hi suna deta hu. Lgta hai tmhari englis kamjor hai .</text:p>
      <text:p text:style-name="P90">Chintu aur hasta hai or kahta hai :</text:p>
      <text:p text:style-name="P90">Nahi ab to English me hi sunao .</text:p>
      <text:p text:style-name="P90">Hari english me kch bakta hai: What is the ,who is the ,where but I you we him her is the good and bad ..</text:p>
      <text:p text:style-name="P91">Chintu aur uski behen zor zor se hasne lagte hain or use beech me katte hain:</text:p>
      <text:p text:style-name="P91">thik hai , thik hai . Hame itni english nahi ati ,hindi me hi sunao !</text:p>
      <text:p text:style-name="P92">Hari bade hi josh aur energy ke sath kahani sunana shuru krta hai : </text:p>
      <text:p text:style-name="P93"><text:span text:style-name="T3">T</text:span><text:span text:style-name="T6">heek hai , to ek baar main police se bhag raha tha, </text:span><text:span text:style-name="T2">main aage or police mere piche ,” bacche kahte hain ye to ham adhi sun chuke hain. </text:span><text:span text:style-name="T4">Continues the story anyway, and says this again and again - </text:span><text:span text:style-name="T5">“ </text:span><text:soft-page-break/><text:span text:style-name="T4">Main yuhi kuch bhi nahi kahta , sab kuch soch-smaj kar taal thok ke kahta hu !”</text:span></text:p>
      <text:p text:style-name="P87"/>
      <text:p text:style-name="P1"><text:span text:style-name="T39">Rajendra Yogendra se kaht</text:span>a hai : kabhi kabhi main sochta hun Yogi , agar tum gaon chor kar itni door Gauhati na gaye hote, or waha jaakar sarkari master na bane hote, to shayad hamare pariwar se koi bhi sheher nahi dekh pata .</text:p>
      <text:p text:style-name="P1"/>
      <text:p text:style-name="P2">Rajendra aur Yogendra kisi kaam se ghar ke bahar jate hai ,aur ab Hari ghar ke dwar par akela hai .</text:p>
      <text:p text:style-name="P2"/>
      <text:p text:style-name="P2">Hari (audience se) :</text:p>
      <text:p text:style-name="P2">“Meri is ghar me koi izzat nahi , kabhi kabhi bada bura lagta hai. Par fir sochta hu ijjat lene jaisa koi kaam bhi kaha kiya kabhi maine ! Bas ek malal hai ,mujhe kahaniya sunane ka bohot shauk hai ,par kabhi koi sunne wala milta hi nahi .Aapko pata hai , meri duniya me bhagwan ne kuch hi logo ko ye shakti di hai,ki hamari kahani dekhne wale darshak se baat kr sake .Unme se main ek hun,aur ek to mere ghar me hi.. maaf karna kabhi kabhi zyada bol jata hun”</text:p>
      <text:p text:style-name="P2"/>
      <text:p text:style-name="P2">Kisi ko ate hue dekhta hai,aur turant samaan saaf karne ka natak karne lagta hai.</text:p>
      <text:p text:style-name="P2"/>
      <text:p text:style-name="P2"/>
      <text:p text:style-name="P20"/>
      <text:p text:style-name="P94">Scene 3 (the romantic scene):</text:p>
      <text:p text:style-name="P6">Hari aur Kesha dono sadak par chalte hue apne apne <text:span text:style-name="T46">gaon</text:span> ki taraf jaa rhe hain. <text:span text:style-name="T41">Hari jo ki</text:span><text:span text:style-name="T42"> dopahar ka khana khane ke liye </text:span><text:span text:style-name="T41">ghar </text:span><text:span text:style-name="T42">jaa raha hai aur Kesha apne bhaiyon ko khet me khana dekar <text:s/>laut rahi hai .Hari khet me hi khana khane ki jagah roz Jeth mahine ki kadi dhoop me ghar jakar khana khata hai,sirf islie ki wo kuch der Kesha se batein kar sake.</text:span></text:p>
      <text:p text:style-name="P3"/>
      <text:p text:style-name="P3">“<text:span text:style-name="T42">Aaj bohot garmi hai na ?” - Hari batein shuru karne ki koshish krta hai .</text:span></text:p>
      <text:p text:style-name="P3"/>
      <text:p text:style-name="P3">“<text:span text:style-name="T42">Ha ,roz ki tarah ?” Kesha dabi muskurahat me batein khatam krne ki koshish krti hai.</text:span></text:p>
      <text:p text:style-name="P4">“<text:span text:style-name="T47">Pata nahi barish kab shuru hogi .” Hari ek aur prayas karta hai.</text:span></text:p>
      <text:p text:style-name="P4"/>
      <text:p text:style-name="P4">“<text:span text:style-name="T47">Savan ke mahine me .” Kesha fir se baat khtm kr deti hai.</text:span></text:p>
      <text:p text:style-name="P4"/>
      <text:p text:style-name="P9">Kuch der ki khamoshi ke bad Hari fir se kahta hai -</text:p>
      <text:p text:style-name="P4">“<text:span text:style-name="T42">Pata hai </text:span><text:span text:style-name="T63">hum</text:span><text:span text:style-name="T42"> pichl</text:span><text:span text:style-name="T63">a</text:span><text:span text:style-name="T42"> ek haft</text:span><text:span text:style-name="T63">a</text:span><text:span text:style-name="T42"> me 20 bigha </text:span><text:span text:style-name="T63">khet me beej daal diye akele</text:span><text:span text:style-name="T42">,bina bail ke ! ” </text:span></text:p>
      <text:p text:style-name="P4"/>
      <text:p text:style-name="P4">“<text:span text:style-name="T42">Acchi baat hai .” Kesha fir se ek cold response deti hai.</text:span></text:p>
      <text:p text:style-name="P4"/>
      <text:p text:style-name="P54"><text:span text:style-name="T11">“ ‘Bas, Acchi baat hai?’ Are tumhare teen mazdoor milke bhi ab tak bas 10 bigha khet </text:span><text:span text:style-name="T12">dekh</text:span><text:span text:style-name="T11"> paye hain !” </text:span><text:span text:style-name="T18">Kesha ke cold response ab Hari ko bechain kar rahe hain .</text:span></text:p>
      <text:p text:style-name="P5"/>
      <text:p text:style-name="P5"><text:span text:style-name="T42">“ </text:span><text:span text:style-name="T43">Tareef sunni hai kya?</text:span><text:span text:style-name="T42"> </text:span><text:span text:style-name="T43">Tum to bohot takatwar ho !gaon me sbse jyada ,nahi jile me ya fir ho skta hai pure Uttar Pradesh me ya fir”</text:span></text:p>
      <text:p text:style-name="P7"><text:span text:style-name="T66">Kesha Hari ko chidhate hue bolna shuru krti hai aur Hari use beech me kaat deta hai </text:span>.</text:p>
      <text:p text:style-name="P7"/>
      <text:p text:style-name="P7">“Thik hai ,uda lo mazak ! Main jaa rha hu , jhooth hi apna samay barbad karta hu . Kisi samjdar ko batata to samjta bhi”</text:p>
      <text:p text:style-name="P25"><text:soft-page-break/>Hari apne me hi badbadata <text:span text:style-name="T64">hua uthne ki koshish karta hai .Kesha use hath pakad ke wapis bitha deti hai .</text:span></text:p>
      <text:p text:style-name="P16"/>
      <text:p text:style-name="P17">“Tum bade samjdar ho ? 12 baras me tum bhi school chore , 12 me ham bhi chore” bolkar hari ki taraf dekhne lagti hai ,mano pata ho ki uski baat ka jawab kya hoga .</text:p>
      <text:p text:style-name="P17"/>
      <text:p text:style-name="P17">“are kya bol rahi hai pagli ? 12 baras me chora tha par padha to 10vi tak na !”</text:p>
      <text:p text:style-name="P17"/>
      <text:p text:style-name="P17">“Are haa ji , sab pata hai hame . Bachpan se dekh aur sun rahe hain tumhari tareef aur kisse . Jab itne hi tez the to kyu chor diye padhna ? Ab tak to dactor,engineer ban gaye hote”</text:p>
      <text:p text:style-name="P17"/>
      <text:p text:style-name="P17">“Khet hai itna sara ,uski bhi to kisi ko dekh-rekh karni hai . Kab tak Rajendar bhaiya akele dekhte use ? Ab dekho waha bhi to naam kar rha hu pure gaon me .Pichle ek hafte me 20 ... ”</text:p>
      <text:p text:style-name="P17"/>
      <text:p text:style-name="P17">“Are haa haa , ek hafte me 20 bigha khet dekhe ho , aur mere teen majdoor milke bhi 10 hi bigha dekh paye . Samaj gayi ! <text:span text:style-name="T65">Par mujhe pata hai ye khet khalihan tumahari vajah nahi hai padhai chorne ki. Tumhare parivar bhar ka to Rajendra bhaiya akele hi ...</text:span>”</text:p>
      <text:p text:style-name="P17"/>
      <text:p text:style-name="P17">“ <text:span text:style-name="T65">Ha bahut bal hai unme bhi , ham sab chote chote the aur pitaji mar gaye the , tab wo akele majdooro ke sath kheti karte , fasal bechte aur ham sab ko khilate pilate aur padhate...”</text:span><text:span text:style-name="T67"> Hari sochte hue kahta hai mano sara bachpan yad aa gaya ho</text:span></text:p>
      <text:p text:style-name="P61"><text:span text:style-name="T13">“ </text:span><text:span text:style-name="T14">Par tmhare jitna bal unme bhi nahi ,hai na?” </text:span></text:p>
      <text:p text:style-name="P18">“<text:span text:style-name="T65">Haa ye baat bhi hai” </text:span></text:p>
      <text:p text:style-name="P18"><text:span text:style-name="T67">Kesha ko turant ahsaas hota hai ki usne galti se Hari ki tareef kar di hai </text:span><text:span text:style-name="T65"><text:line-break/>“</text:span><text:span text:style-name="T67">Haa ye baat bhi hai ,</text:span><text:span text:style-name="T68"> Khud ki tareef karne ke liye hamesha tayar rah</text:span><text:span text:style-name="T70">ega , kch bhi bol dega tareef karne ko</text:span><text:span text:style-name="T68"> . Pagla!” </text:span></text:p>
      <text:p text:style-name="P18"><text:span text:style-name="T68">“</text:span><text:span text:style-name="T70">Main yuhi kuch bhi nahi kahta ,aur</text:span><text:span text:style-name="T68"> tumhari baat pe hi to haa bola ..”<text:line-break/></text:span><text:soft-page-break/><text:span text:style-name="T68">“Chup raho ! .... Ham jante hain log school me bacche aur master tumhara majak udate the ,usse tang aa kar tum chore the padhai”</text:span></text:p>
      <text:p text:style-name="P26">Hari kuch nahi kahta . Kesha sach kah rahi hai, uske pas jawab nahi hai.</text:p>
      <text:p text:style-name="P26">“<text:span text:style-name="T69">Hari tumhe bhagwan ne ashirvad diya hai bal aur buddhi dono ka . Tum logo ki batein kyu sunte ho? Tum jo apni pehchan banaoge whi banegi .”</text:span></text:p>
      <text:p text:style-name="P27">Hari ab bhi chup hai . Ye batein use bahut chubh rahi hain.</text:p>
      <text:p text:style-name="P62"><text:span text:style-name="T19">“</text:span><text:span text:style-name="T27">Ab bhi der nahi hui hai Hari , yaha apna samay barbad mat karo. Is rog ko bhul jao aur aage badho , apne hunar ko apni pehchan ....”</text:span></text:p>
      <text:p text:style-name="P62"><text:span text:style-name="T27">“Are kya hai meri pehchan ? Chote se gaon me paida hua hu, paida hua to ye chamre ka rog ho gaya, 4 saal ka tha baap mar gaye . Koi pani nahi peeta hai mere ghar ka ,meri vajah se . Chote bacche darte hain mujhe dekh ke . Jaha jata hu log doori banane lagte hain. </text:span><text:span text:style-name="T28">Aur tum kahti ho bhul jau is beemari ko ! Jab jab raste ke log mujhe ghoorte hain , tab yaad aa jati hai mujhe ye beemari , jab jab kahi bhi naa sunta hu ,tab yaad aa jati hai mujhe ye beemari , kaise bhul jau batao . Ye beemari hi meri pehchan hai aur hamesha rahegi ! Log kabhi nahi bhulenge islie main kabhi nahi bhulunga .”<text:line-break/>“To kya karoge ? Jo ladka 4thi ki umar me 10vi ke sawal karta tha wo jeevan bhar bas kheti karta rah jayega ? Barbad kar doge bhagwan ke diye hunar ko ?”<text:line-break/></text:span><text:span text:style-name="T20">Hari ke paas jawab nahi hai .Kuch der ki khamoshi , fir achanak Kesha ko kuch yaad ata hai!”</text:span></text:p>
      <text:p text:style-name="P63"><text:span text:style-name="T17">“</text:span><text:span text:style-name="T26">Ae pagla , tumhari race ka kya hua jo Azamgarh me thi ? Kuch inam winam jeete ki nahi? <text:s/>”</text:span></text:p>
      <text:p text:style-name="P63"><text:span text:style-name="T26">“ Parso jo hui thi ? Hum pahla sthan aaye aur Rajendar bhaiya 10va . Ab </text:span><text:span text:style-name="T29">Delhi me hai India level ki agle hafte*(change date as per story) </text:span><text:span text:style-name="T26">”<text:line-break/></text:span><text:span text:style-name="T21">Kesha ki anhein khushi se chamak uththi hain. Wo Hari ko gale lagana chahti hai par apne aap ko rokti hai”</text:span></text:p>
      <text:p text:style-name="P64"><text:span text:style-name="T15">“ Waah waah waah waah ! Gajab kar diye tum to ! Badhai badhai badhai ! </text:span><text:span text:style-name="T16">To kab jana hai Dilli ?”<text:line-break/></text:span><text:soft-page-break/><text:span text:style-name="T16">“Main nahi jaunga ,us din factory me ganna pahuchana hai” </text:span><text:span text:style-name="T22">bolkar Hari khada ho jata hai</text:span></text:p>
      <text:p text:style-name="P65"><text:span text:style-name="T16">“Fir wahi baat !” </text:span><text:span text:style-name="T22">Hari chalne lagta hai</text:span><text:span text:style-name="T16"> </text:span></text:p>
      <text:p text:style-name="P65"><text:span text:style-name="T16">“Are kaha bhagne lage ?”<text:line-break/>“Ghar apne aur kaha...Bahut Bhook lagi ho mujhe”<text:line-break/>“Par inaam me kya mila ye to batate jao”<text:line-break/>“Kuch batein kal ke liye bhi chor do...”</text:span><text:span text:style-name="T22"> bolte hue Hari stage se bahar nikal jata hai (this sentence is the last/only line of the last letter Kesha writes to Hari before killing herself, yes it is suicide now: “Kal ke liye kuch nahi chorna chahiye”)</text:span></text:p>
      <text:p text:style-name="P28"/>
      <text:p text:style-name="P60">Add “yuhi kuch bhi nahi kahta somewhere”</text:p>
      <text:p text:style-name="P32">Black Out</text:p>
      <text:p text:style-name="P33"/>
      <text:p text:style-name="P111"><text:span text:style-name="T36">Scene </text:span><text:span text:style-name="T37">4</text:span><text:span text:style-name="T36">:</text:span></text:p>
      <text:p text:style-name="P34">Rajendra aur Hari apni apni khatiya par baithe hain , doodh pee rahe hain aur batein kar rahe hain . </text:p>
      <text:p text:style-name="P34"/>
      <text:p text:style-name="P34">Hari: Is bar lagta hai barish der se hogi , badi garmi hai in dino .</text:p>
      <text:p text:style-name="P34">Rajendra: Ha par jab bhi ho , acche se ho , is saal bhi agar barish kam hui to hamari mehnat fir se barbad ho jayegi</text:p>
      <text:p text:style-name="P34"/>
      <text:p text:style-name="P34">Rajendra : Hamari nahi tumhari , main to ab kabhi kabhar hi aata hu khet me , aane kaha deta hai tu mujhe .</text:p>
      <text:p text:style-name="P34"/>
      <text:p text:style-name="P34">Hari : Are mere rahte aap mehnat karenge to mere jeevan ka fayda kya hua bhaiya ? Aap bas dwar par rahiye aur raunak badhaiye ..</text:p>
      <text:p text:style-name="P34"/>
      <text:p text:style-name="P34">Dono hasne lagte hain ..</text:p>
      <text:p text:style-name="P34"/>
      <text:p text:style-name="P34">Rajendra : Are haa , wo ganna is hafte tak kat jayega na . Is ravivar ko apna number hai factory me ganna dene ka , chut gaya to ab 2 mahine baad hi number milega ..</text:p>
      <text:p text:style-name="P34"/>
      <text:p text:style-name="P34">Hari : Ha bhaiya ,aap chinta mat kariye .. Kaam zor shor se chal raha hai , aaj somwar tha na , budhwar yani parso tak hi kat jayega .. Fir ravivar ko chala jaunga factory </text:p>
      <text:p text:style-name="P34"/>
      <text:p text:style-name="P29">Rajendra hairani aur gusse se use dekhta hai ..</text:p>
      <text:p text:style-name="P34"/>
      <text:p text:style-name="P34">Rajendra : Are pagle , ravivar ko tu factory jayega to Delhi daurne kaun jayega ? </text:p>
      <text:p text:style-name="P34"/>
      <text:p text:style-name="P34">Hari : Are bhaiya waha jane kya hoga , itni garmi bhi hai , kya pata waha kya parinam aaye .. jile me to koi bhi aa jaye pahla sthan , pure desh me to kitne bade bade khiladi hote ..</text:p>
      <text:p text:style-name="P68"><text:span text:style-name="T31">Rajendra : Aeee chup ! Bahut <text:s/>bolna sikh gaya hai ! ( apne gadde ke andar se ek lifafa nikalta hai) ye le ticket kara diya hun parso ka </text:span><text:soft-page-break/><text:span text:style-name="T31">. Aur kuch paise bhi hain isme . Kuch din delhi ghumna , fir ravivar ko pure man se daurna </text:span></text:p>
      <text:p text:style-name="P34"/>
      <text:p text:style-name="P67"><text:span text:style-name="T30">Hari ke chehre pe khushi chupaye nahi chupti ... bhai ka prem dekh kar usk</text:span><text:span text:style-name="T32">a gala bhar jata hai .</text:span></text:p>
      <text:p text:style-name="P34"/>
      <text:p text:style-name="P67"><text:span text:style-name="T30">Hari </text:span><text:span text:style-name="T32">: Are bhaiya ticket kara diye aap ,ab kuch inam nahi mila to paise barbad ho jayenge ..</text:span></text:p>
      <text:p text:style-name="P35"/>
      <text:p text:style-name="P69"><text:span text:style-name="T30">Rajendra : Main paise barbad nahi karta ghar ka , inaam milne ka pata hai mujhe tabhi ticket karaya hu . Ab jaa so ja , kuch din araam kar aur acche se doodh pee .... </text:span><text:span text:style-name="T34">Aur j</text:span><text:span text:style-name="T30">eetne ke bad mic dein to mera naam le lena ek bar bas !</text:span></text:p>
      <text:p text:style-name="P36"/>
      <text:p text:style-name="P36">Ab hari ki ankhon se pani bah rha hai . Bachpan me maa baap ko kho dene ke bad usne bas apne bade bhai me hi sara parivar paya .</text:p>
      <text:p text:style-name="P36"/>
      <text:p text:style-name="P36">Hari(apne aap ko sambhalte hue): zaroor jeet ke aunga bhaiya, dekhta hun kaun hara leta hai mujhe !</text:p>
      <text:p text:style-name="P36"/>
      <text:p text:style-name="P69"><text:span text:style-name="T30">Rajendra kuch bolne hi jaata hai ki tab tak ek budha aadmi dhoti pahne hue daura hua unki chaukhat par aata hai . Kareeb ane par dono hi use pahchan lete hain . Wah Kesha ka baap </text:span><text:span text:style-name="T23">harijan</text:span><text:span text:style-name="T30"> Shankar hai .</text:span></text:p>
      <text:p text:style-name="P36"/>
      <text:p text:style-name="P36">Rajendra : Are <text:s/>kya hua re Sankar , itni rat ko kaha se dauda aa raha hai ?<text:line-break/><text:line-break/>Shankar (apni sans sambhalte hue) : Wo ...virendra babu ..</text:p>
      <text:p text:style-name="P36"/>
      <text:p text:style-name="P36">Virendra ka nam sunke dono apni khatiya se khade ho jate hain .</text:p>
      <text:p text:style-name="P36"/>
      <text:p text:style-name="P36">Rajendra : Kya hua Viru ko ?<text:line-break/></text:p>
      <text:p text:style-name="P36">Shankar ab bhi sans sambhal nahi paya ..</text:p>
      <text:p text:style-name="P36"><text:soft-page-break/>Rajendra uske kareeb jakar uski gardan pakad kar puchta hai :<text:line-break/>Kya hua Viru ko ? Jaldi bata re Shankar </text:p>
      <text:p text:style-name="P36"/>
      <text:p text:style-name="P36">Hari daur kar Rajendra ko pakadne jata hai .</text:p>
      <text:p text:style-name="P36"/>
      <text:p text:style-name="P37">Shankar : Viru babu ek dam theek hain , lekin Kesha ..</text:p>
      <text:p text:style-name="P37">Hari(chinta me) : kya hua Kesha ko ?</text:p>
      <text:p text:style-name="P37">Shankar batane me darta hai , dheere dheere uski awaaz dukh aur dar se fatne lagti hai .</text:p>
      <text:p text:style-name="P70"><text:span text:style-name="T30">Shankar : wo kesha ... </text:span><text:span text:style-name="T35">Viru bhaiya ...viru bhaiya ..Kesha ke sath galat kaam kar diye hain ...</text:span></text:p>
      <text:p text:style-name="P30">Shankar foot foot kar rone lagta hai aur zamin par baith jata hai ..</text:p>
      <text:p text:style-name="P30">Rajendra aur Hari ek dusre ko dekhte hain . Hari ki ankhon me gussa hai ,Rajendra ki ankhon me chinta hai .</text:p>
      <text:p text:style-name="P38"/>
      <text:p text:style-name="P38">Rajendra : Kya bakwas kar raha hai Sankar ! Teri ladki ne hi kuch kiya hoga .. Koi bhumihar harijan ki ladki ko muh kyu lagayega ?</text:p>
      <text:p text:style-name="P38"/>
      <text:p text:style-name="P30">Hari ke krodh ki koi seema nahi hai ..</text:p>
      <text:p text:style-name="P38"/>
      <text:p text:style-name="P71"><text:span text:style-name="T30">Hari </text:span><text:span text:style-name="T33">(tez awaaz me)</text:span><text:span text:style-name="T30">: Bhaiya Kesha aisi ladki nahi hai , Viru hi sala zabardasti kiya hoga ... Jaan le lunga uski aaj </text:span></text:p>
      <text:p text:style-name="P38"/>
      <text:p text:style-name="P30">Rajendra zor se Hari ko thappad marta hai .</text:p>
      <text:p text:style-name="P38"/>
      <text:p text:style-name="P72"><text:span text:style-name="T35">Rajendra : Ek harijan ke samne apne bhai ko jaan se marne ki baat karta hai ? Wo Harijan ki ladki tere kaam aayegi ya tera </text:span><text:span text:style-name="T34">bhai</text:span><text:span text:style-name="T35">?</text:span></text:p>
      <text:p text:style-name="P71"><text:span text:style-name="T30"><text:line-break/></text:span><text:span text:style-name="T23">Hari Rajendra ke thappad se stabdha ho chuka hai . Apne gaalon pe hath rakhkar wo samjne ki koshish kar raha hai ki ye hua kya .</text:span></text:p>
      <text:p text:style-name="P38"/>
      <text:p text:style-name="P39">Hari( thappad se hui dheemi awaaz me , neeche dekhte hue): Par bhaiya .. jo galat hai wo galat hai .. Agar Veeru ne galti ki hai to use saza milni hi ....</text:p>
      <text:p text:style-name="P39"><text:soft-page-break/></text:p>
      <text:p text:style-name="P39">Rajendra Hari ki gardan pakad ke uske muh ke paas aa jata hai , aur fusfusate hue kahta hai </text:p>
      <text:p text:style-name="P39"/>
      <text:p text:style-name="P73"><text:span text:style-name="T33">Rajendra : Chup ! Ek dum chup ! Ham abhi ke abhi is </text:span><text:span text:style-name="T24">chamar</text:span><text:span text:style-name="T33"> ke ghar jayenge aur dekhenge kya hua hai . Tujhe is harijan ladki ko bhulkar apne bhai ke bare me sochna hoga <text:s/>,jaisa maine tujhe bachpan se sikhaya hai .....aur ab jab tak main <text:s/>na kaahu tu apna muh nahi kholega ..samaj gaya ?<text:line-break/></text:span></text:p>
      <text:p text:style-name="P39">Hari muh niche karke muh hilata hai .wo ab bhi gusse me hai..</text:p>
      <text:p text:style-name="P39">Rajendra(uska muh gardan pakad ke upar uthate hue) : Mujhe sunai nahi diya ?</text:p>
      <text:p text:style-name="P39"/>
      <text:p text:style-name="P39">Hari ( Rajendra ki ankho me dekhte hue kahta hai, uski ankhon me ab ansu hain aur awaaz fatne lagi hain ) : Ha bhaiya , samaj gaya.</text:p>
      <text:p text:style-name="P39"/>
      <text:p text:style-name="P40">Rajendra : Ae Shankar , gaon me halla to nahi kar diya na tu ki teri beti muh kala kara li hai apna ?</text:p>
      <text:p text:style-name="P40"><text:line-break/>Shankar : Nahi malik ! Aisi murkhta kyu karunga ? Sidhe aap hi ke chaukhat par aya hu , aap hi kuch savidhan nikaliye .</text:p>
      <text:p text:style-name="P40"/>
      <text:p text:style-name="P40">Rajendra : Chinta mat kar tu , sab theek kar dunga main . Par ye sala Viru hai kaha par ?</text:p>
      <text:p text:style-name="P40"/>
      <text:p text:style-name="P40">Shankar : Malik wo kuch door hamare ghar se nikle aur gir gaye ...wahin honge ..</text:p>
      <text:p text:style-name="P40"/>
      <text:p text:style-name="P40">Rajendra : Wahi chor kar aa gaya tu usko ? Koi kutta hai kya wo? Chal Hari ,meri lathi pakda .</text:p>
      <text:p text:style-name="P31"/>
      <text:p text:style-name="P75"><text:span text:style-name="T38">Rajendra Hari se apni lathi leta hai , Hari apni torch apne bistar se uthata hai aur dono tezi se Shankar ke ghar ki taraf badhte </text:span><text:soft-page-break/><text:span text:style-name="T38">hain .. Kad me chota Shankar unki gati ko barabar karne ki koshish karta hua peeche peeche ata hai </text:span></text:p>
      <text:p text:style-name="P31"/>
      <text:p text:style-name="P31"><text:tab/><text:tab/><text:tab/><text:tab/><text:tab/><text:tab/>*andhkar*</text:p>
      <text:p text:style-name="P31"><text:tab/><text:tab/><text:tab/><text:tab/><text:tab/><text:tab/> <text:s text:c="5"/>----</text:p>
      <text:p text:style-name="P96"><text:span text:style-name="T26">Scene Next :<text:line-break/></text:span><text:span text:style-name="T71">Shankar ke ghar ka drishya :</text:span></text:p>
      <text:p text:style-name="P79"><text:span text:style-name="T25">S</text:span><text:span text:style-name="T23">hankar ke dwar se thodi door par </text:span><text:span text:style-name="T25">V</text:span><text:span text:style-name="T23">irendra gira hua hai . Nashe me behosh . Kesha ab ghar ki chaukhat par aakar shunya ki taraf dekhte hue chupchap baithi hui hai .Kapde fate hue ,baal bikhre hue ,ankho me laga kajal pure chehre me fail chuka hai, kuch chudhiyan toot kar uske hath me chubhi hui hain , hatho se nikla hua khoon ab sookhne laga hai. Ab tak gaon se or koi waha nahi hain .</text:span></text:p>
      <text:p text:style-name="P80"/>
      <text:p text:style-name="P81">Ye sara drishya dekhte hi Hari gusse se Virendra ki taraf badhta hai ki tabhi apne bade bade hatho se Rajendra Hari ko badi hi sakhti se rok leta hai . Hari mud kar Rajendra ki taraf dekhta hai aur apna hath chudhakar Kesha ki taraf jata hai .</text:p>
      <text:p text:style-name="P81"/>
      <text:p text:style-name="P81">Hari Kesha ke pas jakar khada ho jata hai , par Kesha ab bhi shunya me dekh rahi hai . Hari ko samaj nahi aa raha ki wo kya kare , wo apne bhai ki kartoot se behad sharminda hai .</text:p>
      <text:p text:style-name="P81"/>
      <text:p text:style-name="P81">Is beech Rajendra Viru ko ek hath se hi utha ke Khada kar deta hai .</text:p>
      <text:p text:style-name="P41">Rajendra : Uth re haramzade ! Kya kiya tu ye ?</text:p>
      <text:p text:style-name="P82">Viru Rajendra ki tez awaaz sunte hi turant hosh me aa jata hai .</text:p>
      <text:p text:style-name="P83">Virendra : Bhaiya ! Maine kuch nahi kiya bhaiya .</text:p>
      <text:p text:style-name="P97">Viru turant apne kapde sambhalne lagta hai .</text:p>
      <text:p text:style-name="P103">Virendra : Yahi ayi thi mere pas , main nashe me tha kuch smja nahi !!</text:p>
      <text:p text:style-name="P103">Rajendra use thappad marta hai , Virendra wapis zameen par gir jata hai .</text:p>
      <text:p text:style-name="P103">Rajendra : Chup ! Ek dum Chup ! Main janta nahi kya tujhe ? Galti karta hai or fir ilzam is ladki pe lagata hai . Mera bhai na hota to abhi jaan se mar deta . Tu ruk tujhse main baad m nipatata hu </text:p>
      <text:p text:style-name="P98">Rajendra Hari ki taraf jata hai .</text:p>
      <text:p text:style-name="P98"/>
      <text:p text:style-name="P84"><text:soft-page-break/><text:span text:style-name="T76">Rajendra : Dekh </text:span><text:span text:style-name="T73">Shankar</text:span><text:span text:style-name="T76"> , main is Viru ki harkat se bahut sharminda hu ! Par ab jo ho gya so gaya ! Ab hame aage ka sochna hoga . Ye le 500 rupaye ,ye mere jeevan bhar ki punji hai . Apne beti ki kahi dhoom dham se shadi kar dena ,acha khasa dahej bhi ban jayega isme .Or galti se bhi ye bat kisi ko mat batana . Galti bhale hi Viru ki ho , par jis ladki ka balatkar hua ho usse koi shadi nahi karna chahta . Teri ladki kuanri rah jayegi ! Ham sab ki bhalai isi me hai ki ye baat yahi khtm ho jaye .</text:span></text:p>
      <text:p text:style-name="P84"><text:span text:style-name="T72">Rajendra </text:span><text:span text:style-name="T73">Shankar</text:span><text:span text:style-name="T72"> ko 50-50 ki 10 note pakdata hai(check currency system) , aur </text:span><text:span text:style-name="T73">Shankar</text:span><text:span text:style-name="T72"> bohot soch kar lachar man se use rakh leta hai .</text:span><text:span text:style-name="T76"> </text:span><text:span text:style-name="T77">Fir Rajendra Kesha ke pas jata hai .</text:span></text:p>
      <text:p text:style-name="P104"><text:line-break/>Rajendra : Main aaj tak kisi ke aage nahi jhuka par tere aage jhuk kar apne bhai ki taraf se tjse mafi mang rha hu ( apni pagdi uske pairo par rkh deta hai). Maine tere baap ko 500 rupay bhi de diye hain tere bhavishya ke liye , jo hua use bhul jaa ab !</text:p>
      <text:p text:style-name="P104"/>
      <text:p text:style-name="P85"><text:span text:style-name="T77">K</text:span><text:span text:style-name="T75">esha ki ma : Bilkul Sahi kah rahe hain Rajendra Babu ! Beta samjdari se soch ,tu harijan ladki hai .Teri koi sunwai nahi ! Bhul ja jo hua or aage badh! Zindagi tje bahut accha mauka de rahi hai !</text:span></text:p>
      <text:p text:style-name="P104"/>
      <text:p text:style-name="P85"><text:span text:style-name="T75">Kesha bade hi darawne dhang se,</text:span><text:span text:style-name="T78">pahli baar ,</text:span><text:span text:style-name="T75"> apna </text:span><text:span text:style-name="T78">muh uthati hai</text:span><text:span text:style-name="T75">.</text:span></text:p>
      <text:p text:style-name="P85"><text:span text:style-name="T75"><text:line-break/>Kesha </text:span><text:span text:style-name="T78">(dheemi awaaz me)</text:span><text:span text:style-name="T75"> : Bas ?</text:span></text:p>
      <text:p text:style-name="P104"/>
      <text:p text:style-name="P104">Rajendra (samajne ki koshish krte hue): Matlab?</text:p>
      <text:p text:style-name="P85"><text:span text:style-name="T75"><text:line-break/>Kesha : Bas 500 rupay ? (khade hokar apna pallu niche girate hue) Ye badan dekhiye .. iske maje lene ke bs 500 rupay ? Upar se main to kunwari bhi ...isse pahle koi nahi gaya tha andar ! </text:span><text:span text:style-name="T78">To isse jyada rate lena tha pitaji ! Bahut kam liye aap !</text:span></text:p>
      <text:p text:style-name="P105"/>
      <text:p text:style-name="P106">Shankar : Kya bakwas kar rahi hai Kesha ? Dimag thikane me hai tera ?</text:p>
      <text:p text:style-name="P86"><text:soft-page-break/><text:span text:style-name="T74">Maa daurkar wapis pallu uthati hai .</text:span><text:span text:style-name="T78"><text:line-break/></text:span></text:p>
      <text:p text:style-name="P106">Kesha (ab chillate hue): Jab meri izzat ka dam lagakar note gin rahe the tab aapka dimag thikane me tha ? Aapki beti hu main ,aapki izzat ! Sheher ki randi nahi jo 500 me bech diya ! Are baap hain aap mere , kuch himmat dikhaiye ? Ladiye mere sath in logo ke khilaf ! Panchayat , chowki ,court ,sadan sari ladai ladne ko tyar hu main ,sari zindagi ladne ko tyar hu main! Fek dijiye ye 500 rupay inke muh par aur chaliye mere sath chowki !</text:p>
      <text:p text:style-name="P106"/>
      <text:p text:style-name="P106">Shankar nazrein jhuka leta hai .</text:p>
      <text:p text:style-name="P106"/>
      <text:p text:style-name="P107">Kesha : Kya hua pitaji ? Chaliye ?</text:p>
      <text:p text:style-name="P107"/>
      <text:p text:style-name="P107">Shankar ke pas koi jaawab nahi .</text:p>
      <text:p text:style-name="P107"/>
      <text:p text:style-name="P99">Kesha daur kar apni maa ke pas jati hai !</text:p>
      <text:p text:style-name="P76"><text:span text:style-name="T79"><text:line-break/></text:span><text:span text:style-name="T75">Kesha : Maa ! Tum to aurat ho? Tum to janti ho mujhe kitna dard hua hai aaj ? Tum janti ho na ye zindagi bhar mere sath rhega ? Logo ko pata chale ya na chale mere dimag m roz mera balatkar hota rahega ? </text:span></text:p>
      <text:p text:style-name="P107"/>
      <text:p text:style-name="P76"><text:span text:style-name="T79">Maa ke pas bhi jawab nahi .Kesha </text:span><text:span text:style-name="T80">ab akhri ummed me Hari ki taraf jati hai .</text:span></text:p>
      <text:p text:style-name="P100"/>
      <text:p text:style-name="P108">Kesha : Tum ? Tum to premi ho na mere ? Mere rakshak ho na tum ? Ye lo ye samne jo admi leta hai : isne balatakar kiya hai mera , meri izzat looti hai ? Samaj me aya tumhe ? Mujhe nyay chahiye tum de skte ho mujhe nyay ?</text:p>
      <text:p text:style-name="P108"/>
      <text:p text:style-name="P77"><text:span text:style-name="T79">Hari gusse se aag baboola hai , wo wahi Viru ki jaan le lena chahta hai . Gusse se kanpte hue wo Rajendra ki taraf dekhta hai jo use ishare me naa karta hai . Hari lachari aur sharm se wapis </text:span><text:soft-page-break/><text:span text:style-name="T79">muh jhuka le leta hai . Ye dekh ab Kesha ki sari ummedein toot chuki hain aur wo foot foot kar rone lagti hai . </text:span></text:p>
      <text:p text:style-name="P101"/>
      <text:p text:style-name="P66"><text:span text:style-name="T79">Rajendra : Bohot hua ye natak ! </text:span><text:span text:style-name="T81">Dekh Shankar , main baat sambhalne ke liye jitna kar sakta tha utna kar liya ! Ab teri zimmedari hai teri beti ko samjhana , main chahta to inhi 500 rupayon me pancho ko kharid kar tere parivar ko gaon se bahar nikalwa deta ! Main samjdari dikha raha hu , teri beti ko smja ki wo bhi dikhaye .</text:span></text:p>
      <text:p text:style-name="P109"/>
      <text:p text:style-name="P110">Kesha : Ye lo apne paise ! Pancho ko kharidna ho ya Pradhan mantri ko ! Main apna nyay lekar rahungi ! Main kalyug ki draupadi hun .... jise krishna bhi bachane nahi aaye , ‘chamar’ hu na shayd islie !</text:p>
      <text:p text:style-name="P110">Par tum sahi ho Rajendra Babu , ye nyay mujhe kabhi nhi milega ! Jite ji to bilkul nahi , mar kar shayad main misaal ban jau .</text:p>
      <text:p text:style-name="P110"/>
      <text:p text:style-name="P78"><text:span text:style-name="T79">Kesha chaku se apna gala ret deti hai . Khoon ki dhara nadi ki tarah uski gardan se bahne lagti hai , Hari daur kar uska sir apni god me rkh leta hai . Or bahte khoon ko rokne ki nakaam koshish krta hai . Kesha Hari se apne antim chano me bahut kuch kahna chahti hai </text:span><text:span text:style-name="T82">par bina kuch kahe hamesha ke liye maun ho jati hai ..</text:span></text:p>
      <text:p text:style-name="P102"/>
      <text:p text:style-name="P102"><text:s/></text:p>
      <text:p text:style-name="P95">सीन ० : (राजेन्द्र का चरित्र परिचय)</text:p>
      <text:p text:style-name="P8"/>
      <text:p text:style-name="P8">राजेंद्र एक कमरे में घुसा है, जहां तीन लोग एक टेबल के पीछे बैठे हुए हैं। टेबल पर एक जोड़ी चमचामाते हुए जूते रखे हैं, एक गढ़ी, और दूसरी तरफ फ्रेम किए हुए कुछ सर्टिफिकेट।</text:p>
      <text:p text:style-name="P8">राजेंद्र : 'नमस्ते गुरु जी' (कहते हुए तीनो के जोड़ी छूटा है)</text:p>
      <text:p text:style-name="P8">गुरुजी : आओ राजेंद्र, कैसे हो?</text:p>
      <text:p text:style-name="P8">राजेंद्र: बढ़िया हू गुरुजी, अब आप ये जूते देंगे तो और भी बढ़िया हो जाऊंगा।</text:p>
      <text:p text:style-name="P8">गुरुजी : हा राजेंद्र, हमने मुझे बताया... (थोड़ा हिचकिचाता है और डरते हुए बोलने की कोशिश करता है)</text:p>
      <text:p text:style-name="P8">राजेंद्र : जी बोलिए?</text:p>
      <text:p text:style-name="P8">गुरुजी :</text:p>
      <text:p text:style-name="P8"/>
      <text:p text:style-name="P19">सीन १: (ब्लैकआउट से एक आवाज़ आती है )</text:p>
      <text:p text:style-name="P8">मेरे पास एक कहानी है . मैं ये दावे के साथ तो नहीं कह सकता की वो कहानी सिर्फ मेरी ही है , किसी और की भी हो सकती है .(धीरे धीरे ब्लैकआउट खुलता है , एक आदमी पोछा की बाल्टी लिए स्टेज में घुसता है ) आप की भी हो सकती है ! इसलिए ध्यान से सुनियेगा . हो सकता है कहानी सुनते समय मैं कई बार झूठ भी बोल दूँ . पर मैं झूठ बोल सकता हूँ . क्योकि इस कहानी के बारे में मैं ही जनता हूँ . तो जो मैं बताऊंगा वही कहानी होगी . पर एक बात तय है ,मैं कुछ भी यही नहीं बोल देता , सोच समाज कर, ताल थोक कर, पता लगा कर और सही समय पर बोलता हूँ , क्युकी मैं कहानी बताता नहीं ,सुनाता हूँ .</text:p>
      <text:p text:style-name="P8"/>
      <text:p text:style-name="P8">आइये पहले आपको अपना घर दिखता हूँ . अरे अपना बोल दिया क्या ? माफ़ करियेगा , मैं इस घर का नौकर हूँ . झाड़ू पोछे से लेकर खाना बनाने तक, खेत में बीज डालने से लेकर गाय को चारा डालने तक , घर का सारा काम मैं ही करता हूँ . इसके बदले में मुझे एक कमरा मिला है, और दो टाइम खाना मिल जाता है ,शाम को कमरे के बहार से टीवी देखने को मिल जाता है ,किसी को दया आ गयी तो कभी कभी चीलम भी पीने को मिल जाती है . बस <text:soft-page-break/>और क्या चाहिए ज़िन्दगी में ? और हाँ कहानी मैं फ्री में सुना देता हु ,जो कहे जब कहे जहाँ कहे .उसकी कोई फीस नहीं . (ये सब कहते हुए वो पोछा लगा रहा था , तभी दो बच्चे कमरे में घुसते हैं और उनकइ पीछे पीछे चलते हुए एक ज़्यादा उम्र का आदमी जिसे शरीर जवानोजैसा है अता <text:s/>है . बच्चे सीधे हरी के पास जाके बैठ जाते हैं .</text:p>
      <text:p text:style-name="P8">"हरिहर काका , कहानी सुनाओ न "</text:p>
      <text:p text:style-name="P8">" अभी तो पोछा लगा रहा हूँ , अभी सुनोगे ?"</text:p>
      <text:p text:style-name="P8">" है है पोछा लगाते लगते सुना दो "</text:p>
      <text:p text:style-name="P8">" ये भी सही बात है ,ठीक है तो शुरू करता हु " (पोछा निचोड़ते हुए बोलता है) " बहुत समय पहले की बात है , एक कैदी जेल के कपडे पहने हुए ज़ोर ज़ोर से भाग रहा था और उसके पीछे पीछे <text:s/>चार पुलिस वाले भाग रहे थे ,कैदी आगे aage पुलिस वाले पीछे पीछे , कैदी दौरता हुआ एक चलती ट्रैन में लटक जाता है , पर ट्रैन के लोगो ने दरवाज़े और खिड़की बंद कर दिए थे,(// और कैदी बड़े डरावने दृश्य में एक दरवाज़े से लटका हुआ था)... " (ट्रैन की आवाज़ अति है ,और बच्चे के बोलते ही अचानक रुक जाती है)</text:p>
      <text:p text:style-name="P8">" अरे ! अचानक ये ट्रैन कहा से आ गयी ?"</text:p>
      <text:p text:style-name="P8">" अरे वो कैदी रेलवे स्टेशन में भाग रहा था न !"</text:p>
      <text:p text:style-name="P8">" पर वो कैदी था तो रेलवे स्टेशन पंहुचा कैसे , कैदी तो जेल में होते हैं न?"</text:p>
      <text:p text:style-name="P8"/>
      <text:p text:style-name="P11">तभी राजेंद्र अपनी खटिया से उठा है और हरि को रोक देता है।</text:p>
      <text:p text:style-name="P11">"बस बस, बहुत सुन ली कहानी अब तुम दोनो अंदर जाओ और आराम करो, धूप बहुत हो रही है!" कहर राजेंद्र दोनो बच्चो को अंदर कामरे में भेज देता है और नौकरी से कहता है</text:p>
      <text:p text:style-name="P11">“बच्चो को क्या अलुल-जलुल कहानियां सुनाता है? अभी मेनका बहू देख लेती, तो पता है कितना दंतती तुझे”</text:p>
      <text:p text:style-name="P11"/>
      <text:p text:style-name="P11">"मैं यूही कुछ भी नहीं कहता, सब कुछ सोचता-समाज कर ताल ठोक के कहता हूं!" हरि फिर कहते हैं।</text:p>
      <text:p text:style-name="P42"><text:span text:style-name="T4">बच्चे वापस आकर दरवाजे पर </text:span><text:span text:style-name="T7">khade ho jate</text:span><text:span text:style-name="T4"> हैं, और कहते हैं मां आपसे </text:span><text:span text:style-name="T7">baat karna</text:span><text:span text:style-name="T4"> चाहती है।</text:span></text:p>
      <text:p text:style-name="P14"><text:soft-page-break/>"क्या बात है, बोलो?" राजेंद्र बच्चो से पूछता है</text:p>
      <text:p text:style-name="P14">बच्चे पीछे मिट्टी के पूछते हैं :</text:p>
      <text:p text:style-name="P14">“माँ दादाजी पूछ रहे हैं कि क्या बात है बोलो”</text:p>
      <text:p text:style-name="P14">फिर वैपिस मुद्दे हैं और कहते हैं :</text:p>
      <text:p text:style-name="P42"><text:span text:style-name="T7">“माँ बोल रही है </text:span><text:span text:style-name="T8">kuch zaroori</text:span><text:span text:style-name="T7"> बात करनी है”</text:span></text:p>
      <text:p text:style-name="P14">राजेंद्र थोडा सा विचलीत होकार कहता है</text:p>
      <text:p text:style-name="P14">“ठीक है ठीक है, आटा हू थोड़ी देर में”</text:p>
      <text:p text:style-name="P14">“ 'माँ दादाजी बोल रहे हैं’.....अच्छा सुन लिया? ठीक है!”</text:p>
      <text:p text:style-name="P12"/>
      <text:p text:style-name="P43"><text:span text:style-name="T9">Scene 2 : (</text:span><text:span text:style-name="T8">Poonam</text:span><text:span text:style-name="T9"> aur Ankit ke kamre ka drishya )</text:span></text:p>
      <text:p text:style-name="P12"/>
      <text:p text:style-name="P13">Rajendra : Bolo , kya baat karni thi ?</text:p>
      <text:p text:style-name="P10"/>
      <text:p text:style-name="P13">Aniket : Ji Bauji , wo ab Neha aur Uday dono bade ho gaye hain, to ham chahte the in garmi ki chuttiyon ke bad unka ek bade english medium school me admission kara de .</text:p>
      <text:p text:style-name="P13"/>
      <text:p text:style-name="P13">Rajendra: kyu hindi medium me kya dikkat hai ? </text:p>
      <text:p text:style-name="P13"/>
      <text:p text:style-name="P13">Poonam : aaj ke zamane me jise english nahi aati use koi nahi poochta bauji , kabhi na kabhi to school badalna hi tha .</text:p>
      <text:p text:style-name="P13"/>
      <text:p text:style-name="P13">Poonam Aniket ko bolne ka ishara karti hai</text:p>
      <text:p text:style-name="P13"/>
      <text:p text:style-name="P13">Aniket : isilie kuch paiso ki zaroorat thi , admission fees 50-50 hazar rupaye hai, mere paas itne paise nahi hain. Agar thodi si zameen bech dete to sari samasya hal ho jati .</text:p>
      <text:p text:style-name="P13"/>
      <text:p text:style-name="P13">Rajendra : are 10 saal se naukri kar rhe ho 1 lakh bhi nahi bacha paye , har choti baat pe zameen thodi bechi jayegi</text:p>
      <text:p text:style-name="P13"/>
      <text:p text:style-name="P13">Poonam : choti baat kaha hai bauji , baccho ke bhavishya ka sawal hai , kuch paise admission me laga denge , kuch paise ek aadh saal <text:soft-page-break/>ki fees bharne me bhi madad kar denge. Itni sari zameen to hai, bechene me dikkat kya hai ?</text:p>
      <text:p text:style-name="P13"/>
      <text:p text:style-name="P13">Rajendra :</text:p>
      <text:p text:style-name="P22"><text:span text:style-name="T61">Baat zyada ya kam ki nahi hai , baat izzat ki hai .</text:span><text:span text:style-name="T62">koi badi vipda aa jaye tabhi zameen bechi jaati hai ,gaon bhar me kitni batein hoti hain tumhe andaza bhi hai ? </text:span></text:p>
      <text:p text:style-name="P15"/>
      <text:p text:style-name="P21"><text:span text:style-name="T61">P</text:span><text:span text:style-name="T60">oonam : </text:span></text:p>
      <text:p text:style-name="P15">Bahut izzat bhi nahi hai hamare ghar ki , 30 saal pahle jo hua uski baatein aaj bhi log karte hain .</text:p>
      <text:p text:style-name="P15"/>
      <text:p text:style-name="P15">Aniket tez awaaz me use tokta hai aur kahta hai :<text:line-break/>30 saal pahle jo hua us baat ko 30 saal ho gaye Poonam,tab ke log ab boodhe ho gaye ya mar gaye hain,ab sirf suni-sunai kahaniy rah gayi hain jo auratein aapas me khud banati hain aur wahi sunati hain. </text:p>
      <text:p text:style-name="P15"/>
      <text:p text:style-name="P15">Poonam rote hue kahti hai: </text:p>
      <text:p text:style-name="P44"><text:span text:style-name="T10">Mujhe nahi pata aapke gaon aur aapki izzat ke bare me, meri duniya bas mere do bacche hain. <text:s/></text:span><text:span text:style-name="T49">Inko wo sare mauke dena jo mujhe kabhi nahi mile, yahi meri zindagi ka </text:span><text:span text:style-name="T50">akela</text:span><text:span text:style-name="T49"> maqsad </text:span><text:span text:style-name="T50">hai</text:span><text:span text:style-name="T49">.</text:span><text:span text:style-name="T50"> Aur</text:span><text:span text:style-name="T49"> Bina paiso ke ye nhi ho payega . Is ghar ki ek aur peedhi sheher nahi dekh payegi. Is ghar ki ek aur peedhi bas sapne dekh kar rah jayegi.</text:span><text:span text:style-name="T51"> Main bilkul nahi chahti aisa ho ..</text:span></text:p>
      <text:p text:style-name="P46"/>
      <text:p text:style-name="P47">Rajendra :</text:p>
      <text:p text:style-name="P47">Main bhi nahi chahta par zameen nahi bikegi , main kahi se paise udhaar mangta hu...</text:p>
      <text:p text:style-name="P47"/>
      <text:p text:style-name="P47">Poonam :</text:p>
      <text:p text:style-name="P47">Are udhar bhi to hame hi chukana hoga na. Bantwara kar dijiye aur hamare hisse ki hi zameen bech dijiye ,thodi si zameen bik jayegi to kya farak pad jayega ?</text:p>
      <text:p text:style-name="P47"/>
      <text:p text:style-name="P47">Rajendra :</text:p>
      <text:p text:style-name="P45"><text:span text:style-name="T56">Main tumhe nahi samja paunga ki kya farak padega. </text:span><text:span text:style-name="T49">main kahi se udhar mang lunga aur kisi tarah main hi chuka dunga , paise kam pade to mujhe bhi bech dena, par na koi zameen bikegi na </text:span><text:span text:style-name="T52">kabhi</text:span><text:span text:style-name="T49"> ghar me bantwara hoga .</text:span></text:p>
      <text:p text:style-name="P47"/>
      <text:p text:style-name="P48">Rajendra kamre se chla jata hai ..</text:p>
      <text:p text:style-name="P49"/>
      <text:p text:style-name="P23"><text:soft-page-break/><text:span text:style-name="T53">P</text:span><text:span text:style-name="T48">oonam:<text:line-break/>Kyu nahi bole tum kuch ? Kyu karte ho unki itni izzat ?Kuch kam dham karte nahi hain aur zameen bhi nahi bechne de rhe hain ..</text:span><text:span text:style-name="T57">( improve this )</text:span></text:p>
      <text:p text:style-name="P50"/>
      <text:p text:style-name="P23"><text:span text:style-name="T53">A</text:span><text:span text:style-name="T48">niket :</text:span></text:p>
      <text:p text:style-name="P24"><text:span text:style-name="T54">Tum kya kya bol gayi Poonam tumhe pata hai ? 15 saal ke the wo jab unke pitaji mar gaye , tabse unhone akele 3 bhai aur 1 behen pali hai . Itni sari zameen thi, poora gaon chahta tha us zameen ko hadapna . Kitne hamle hue un par , kitni dhamkiyan aayi par wo date rahe . Raat raat bhar jaag kar rakhwali ki hai zameen ki , Unhe bhi kai baar paiso ki kami jhelni padi , par kabhi zameen nahi bechi .</text:span><text:span text:style-name="T55">Tumhare liye sirf wo zameen ka tukda ho sakta hai jise paiso me badla jaa sakta hai . Unke liye wahi sab kuch hai . </text:span></text:p>
      <text:p text:style-name="P51"/>
      <text:p text:style-name="P74"><text:span text:style-name="T57">Bachpan se lekar aaj tak , kai log aye jinko Maine apni duniya banaya hai. Wo sab , zindagi ke kisi na kisi mukaam par, mujhe chor kar chale gaye .</text:span><text:span text:style-name="T58">Mere pita , meri maa ,mere dost .</text:span><text:span text:style-name="T57"> Ye zamin hi thi jo hamesha mere sath rahi. </text:span><text:span text:style-name="T59">Meri sabse acchi dost jo mujhe sar utha kar chalne ka ek mauka deti hai . Aur ye kahti hai “zamin hi to hai ,bech do?” .</text:span></text:p>
      <text:p text:style-name="P53"/>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21:45:40.597385073</meta:creation-date>
    <meta:editing-duration>P20DT14H25M26S</meta:editing-duration>
    <meta:editing-cycles>13</meta:editing-cycles>
    <meta:generator>LibreOffice/6.4.7.2$Linux_X86_64 LibreOffice_project/40$Build-2</meta:generator>
    <dc:date>2023-08-11T12:51:03.245398669</dc:date>
    <meta:document-statistic meta:table-count="0" meta:image-count="0" meta:object-count="0" meta:page-count="21" meta:paragraph-count="214" meta:word-count="5676" meta:character-count="25787" meta:non-whitespace-character-count="20259"/>
  </office:meta>
</office:document-meta>
</file>